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39.05mm"/>
    </style:style>
    <style:style style:name="co4" style:family="table-column">
      <style:table-column-properties fo:break-before="auto" style:column-width="39.85mm"/>
    </style:style>
    <style:style style:name="co5" style:family="table-column">
      <style:table-column-properties fo:break-before="auto" style:column-width="48.28mm"/>
    </style:style>
    <style:style style:name="co6" style:family="table-column">
      <style:table-column-properties fo:break-before="auto" style:column-width="51.01mm"/>
    </style:style>
    <style:style style:name="co7" style:family="table-column">
      <style:table-column-properties fo:break-before="auto" style:column-width="51.82mm"/>
    </style:style>
    <style:style style:name="co8" style:family="table-column">
      <style:table-column-properties fo:break-before="auto" style:column-width="42.83mm"/>
    </style:style>
    <style:style style:name="co9" style:family="table-column">
      <style:table-column-properties fo:break-before="auto" style:column-width="30.04mm"/>
    </style:style>
    <style:style style:name="co10" style:family="table-column">
      <style:table-column-properties fo:break-before="auto" style:column-width="28.4mm"/>
    </style:style>
    <style:style style:name="co11" style:family="table-column">
      <style:table-column-properties fo:break-before="auto" style:column-width="3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DemiLight" style:font-name-complex="FreeSans"/>
    </style:style>
  </office:automatic-styles>
  <office:body>
    <office:spreadsheet>
      <table:calculation-settings table:automatic-find-labels="false"/>
      <table:table table:name="search_results_5" table:style-name="ta1">
        <table:table-column table:style-name="co1" table:visibility="collapse" table:number-columns-repeated="2" table:default-cell-style-name="Default"/>
        <table:table-column table:style-name="co2" table:number-columns-repeated="2" table:default-cell-style-name="Default"/>
        <table:table-column table:style-name="co3" table:visibility="collapse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2" table:visibility="collapse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ean_fit_time</text:p>
          </table:table-cell>
          <table:table-cell office:value-type="string" calcext:value-type="string">
            <text:p>mean_score_time</text:p>
          </table:table-cell>
          <table:table-cell office:value-type="string" calcext:value-type="string">
            <text:p>mean_test_score</text:p>
          </table:table-cell>
          <table:table-cell office:value-type="string" calcext:value-type="string">
            <text:p>mean_train_score</text:p>
          </table:table-cell>
          <table:table-cell table:style-name="Default" office:value-type="string" calcext:value-type="string">
            <text:p>param_clf</text:p>
          </table:table-cell>
          <table:table-cell office:value-type="string" calcext:value-type="string">
            <text:p>param_clf__max_depth</text:p>
          </table:table-cell>
          <table:table-cell office:value-type="string" calcext:value-type="string">
            <text:p>param_clf__max_leaf_nodes</text:p>
          </table:table-cell>
          <table:table-cell office:value-type="string" calcext:value-type="string">
            <text:p>param_clf__min_samples_leaf</text:p>
          </table:table-cell>
          <table:table-cell office:value-type="string" calcext:value-type="string">
            <text:p>param_clf__min_samples_split</text:p>
          </table:table-cell>
          <table:table-cell office:value-type="string" calcext:value-type="string">
            <text:p>param_clf__n_estimators</text:p>
          </table:table-cell>
          <table:table-cell office:value-type="string" calcext:value-type="string">
            <text:p>param_select__k</text:p>
          </table:table-cell>
          <table:table-cell office:value-type="string" calcext:value-type="string">
            <text:p>rank_test_score</text:p>
          </table:table-cell>
          <table:table-cell office:value-type="string" calcext:value-type="string">
            <text:p>split0_test_score</text:p>
          </table:table-cell>
          <table:table-cell office:value-type="string" calcext:value-type="string">
            <text:p>split0_train_score</text:p>
          </table:table-cell>
          <table:table-cell office:value-type="string" calcext:value-type="string">
            <text:p>split1_test_score</text:p>
          </table:table-cell>
          <table:table-cell office:value-type="string" calcext:value-type="string">
            <text:p>split1_train_score</text:p>
          </table:table-cell>
          <table:table-cell office:value-type="string" calcext:value-type="string">
            <text:p>split2_test_score</text:p>
          </table:table-cell>
          <table:table-cell office:value-type="string" calcext:value-type="string">
            <text:p>split2_train_score</text:p>
          </table:table-cell>
          <table:table-cell office:value-type="string" calcext:value-type="string">
            <text:p>split3_test_score</text:p>
          </table:table-cell>
          <table:table-cell office:value-type="string" calcext:value-type="string">
            <text:p>split3_train_score</text:p>
          </table:table-cell>
          <table:table-cell office:value-type="string" calcext:value-type="string">
            <text:p>split4_test_score</text:p>
          </table:table-cell>
          <table:table-cell office:value-type="string" calcext:value-type="string">
            <text:p>split4_train_score</text:p>
          </table:table-cell>
          <table:table-cell office:value-type="string" calcext:value-type="string">
            <text:p>split5_test_score</text:p>
          </table:table-cell>
          <table:table-cell office:value-type="string" calcext:value-type="string">
            <text:p>split5_train_score</text:p>
          </table:table-cell>
          <table:table-cell office:value-type="string" calcext:value-type="string">
            <text:p>split6_test_score</text:p>
          </table:table-cell>
          <table:table-cell office:value-type="string" calcext:value-type="string">
            <text:p>split6_train_score</text:p>
          </table:table-cell>
          <table:table-cell office:value-type="string" calcext:value-type="string">
            <text:p>split7_test_score</text:p>
          </table:table-cell>
          <table:table-cell office:value-type="string" calcext:value-type="string">
            <text:p>split7_train_score</text:p>
          </table:table-cell>
          <table:table-cell office:value-type="string" calcext:value-type="string">
            <text:p>std_fit_time</text:p>
          </table:table-cell>
          <table:table-cell office:value-type="string" calcext:value-type="string">
            <text:p>std_score_time</text:p>
          </table:table-cell>
          <table:table-cell office:value-type="string" calcext:value-type="string">
            <text:p>std_test_score</text:p>
          </table:table-cell>
          <table:table-cell office:value-type="string" calcext:value-type="string">
            <text:p>std_train_score</text:p>
          </table:table-cell>
        </table:table-row>
        <table:table-row table:style-name="ro1">
          <table:table-cell office:value-type="float" office:value="17.4454269707203" calcext:value-type="float">
            <text:p>17.4454269707203</text:p>
          </table:table-cell>
          <table:table-cell office:value-type="float" office:value="8.18604272603989" calcext:value-type="float">
            <text:p>8.18604272603989</text:p>
          </table:table-cell>
          <table:table-cell office:value-type="float" office:value="0.942450495049505" calcext:value-type="float">
            <text:p>0.942450495049505</text:p>
          </table:table-cell>
          <table:table-cell office:value-type="float" office:value="0.975247702891581" calcext:value-type="float">
            <text:p>0.975247702891581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1" calcext:value-type="float">
            <text:p>1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74522292993631" calcext:value-type="float">
            <text:p>0.974522292993631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76645435244161" calcext:value-type="float">
            <text:p>0.976645435244161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74522292993631" calcext:value-type="float">
            <text:p>0.974522292993631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8076379066478" calcext:value-type="float">
            <text:p>0.97807637906647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4540311173974" calcext:value-type="float">
            <text:p>0.974540311173974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3144876325088" calcext:value-type="float">
            <text:p>0.973144876325088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78091872791519" calcext:value-type="float">
            <text:p>0.978091872791519</text:p>
          </table:table-cell>
          <table:table-cell office:value-type="float" office:value="0.960199004975124" calcext:value-type="float">
            <text:p>0.960199004975124</text:p>
          </table:table-cell>
          <table:table-cell office:value-type="float" office:value="0.97243816254417" calcext:value-type="float">
            <text:p>0.97243816254417</text:p>
          </table:table-cell>
          <table:table-cell office:value-type="float" office:value="0.798957531084543" calcext:value-type="float">
            <text:p>0.798957531084543</text:p>
          </table:table-cell>
          <table:table-cell office:value-type="float" office:value="0.804488334352604" calcext:value-type="float">
            <text:p>0.804488334352604</text:p>
          </table:table-cell>
          <table:table-cell office:value-type="float" office:value="0.0199800598649151" calcext:value-type="float">
            <text:p>0.019980059864915</text:p>
          </table:table-cell>
          <table:table-cell office:value-type="float" office:value="0.00199726705983146" calcext:value-type="float">
            <text:p>0.001997267059831</text:p>
          </table:table-cell>
        </table:table-row>
        <table:table-row table:style-name="ro1">
          <table:table-cell office:value-type="float" office:value="19.4223256409168" calcext:value-type="float">
            <text:p>19.4223256409168</text:p>
          </table:table-cell>
          <table:table-cell office:value-type="float" office:value="11.9818845391274" calcext:value-type="float">
            <text:p>11.9818845391274</text:p>
          </table:table-cell>
          <table:table-cell office:value-type="float" office:value="0.941831683168317" calcext:value-type="float">
            <text:p>0.941831683168317</text:p>
          </table:table-cell>
          <table:table-cell office:value-type="float" office:value="0.975778238378566" calcext:value-type="float">
            <text:p>0.975778238378566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00" calcext:value-type="float">
            <text:p>16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2" calcext:value-type="float">
            <text:p>2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76645435244161" calcext:value-type="float">
            <text:p>0.976645435244161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76645435244161" calcext:value-type="float">
            <text:p>0.976645435244161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75230007077141" calcext:value-type="float">
            <text:p>0.975230007077141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8076379066478" calcext:value-type="float">
            <text:p>0.97807637906647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4540311173974" calcext:value-type="float">
            <text:p>0.974540311173974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73851590106007" calcext:value-type="float">
            <text:p>0.973851590106007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6678445229682" calcext:value-type="float">
            <text:p>0.976678445229682</text:p>
          </table:table-cell>
          <table:table-cell office:value-type="float" office:value="0.965174129353234" calcext:value-type="float">
            <text:p>0.965174129353234</text:p>
          </table:table-cell>
          <table:table-cell office:value-type="float" office:value="0.974558303886926" calcext:value-type="float">
            <text:p>0.974558303886926</text:p>
          </table:table-cell>
          <table:table-cell office:value-type="float" office:value="1.06457791041451" calcext:value-type="float">
            <text:p>1.06457791041451</text:p>
          </table:table-cell>
          <table:table-cell office:value-type="float" office:value="0.582321676594919" calcext:value-type="float">
            <text:p>0.582321676594919</text:p>
          </table:table-cell>
          <table:table-cell office:value-type="float" office:value="0.0220323887625254" calcext:value-type="float">
            <text:p>0.022032388762525</text:p>
          </table:table-cell>
          <table:table-cell office:value-type="float" office:value="0.00135227210914665" calcext:value-type="float">
            <text:p>0.001352272109147</text:p>
          </table:table-cell>
        </table:table-row>
        <table:table-row table:style-name="ro1">
          <table:table-cell office:value-type="float" office:value="20.9903415441513" calcext:value-type="float">
            <text:p>20.9903415441513</text:p>
          </table:table-cell>
          <table:table-cell office:value-type="float" office:value="11.2260040342808" calcext:value-type="float">
            <text:p>11.2260040342808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72507186827481" calcext:value-type="float">
            <text:p>0.972507186827481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00" calcext:value-type="float">
            <text:p>1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" calcext:value-type="float">
            <text:p>3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7381457891012" calcext:value-type="float">
            <text:p>0.97381457891012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7310686482661" calcext:value-type="float">
            <text:p>0.97310686482661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70983722576079" calcext:value-type="float">
            <text:p>0.97098372257607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71731448763251" calcext:value-type="float">
            <text:p>0.971731448763251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73144876325088" calcext:value-type="float">
            <text:p>0.973144876325088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71731448763251" calcext:value-type="float">
            <text:p>0.971731448763251</text:p>
          </table:table-cell>
          <table:table-cell office:value-type="float" office:value="1.28219817148087" calcext:value-type="float">
            <text:p>1.28219817148087</text:p>
          </table:table-cell>
          <table:table-cell office:value-type="float" office:value="0.711063414733884" calcext:value-type="float">
            <text:p>0.711063414733884</text:p>
          </table:table-cell>
          <table:table-cell office:value-type="float" office:value="0.0189250321633835" calcext:value-type="float">
            <text:p>0.018925032163384</text:p>
          </table:table-cell>
          <table:table-cell office:value-type="float" office:value="0.00151633870424056" calcext:value-type="float">
            <text:p>0.001516338704241</text:p>
          </table:table-cell>
        </table:table-row>
        <table:table-row table:style-name="ro1">
          <table:table-cell office:value-type="float" office:value="27.5994673669338" calcext:value-type="float">
            <text:p>27.5994673669338</text:p>
          </table:table-cell>
          <table:table-cell office:value-type="float" office:value="10.6923035979271" calcext:value-type="float">
            <text:p>10.6923035979271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7427503388021" calcext:value-type="float">
            <text:p>0.97427503388021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" calcext:value-type="float">
            <text:p>3</text:p>
          </table:table-cell>
          <table:table-cell office:value-type="float" office:value="0.940886699507389" calcext:value-type="float">
            <text:p>0.940886699507389</text:p>
          </table:table-cell>
          <table:table-cell office:value-type="float" office:value="0.97381457891012" calcext:value-type="float">
            <text:p>0.97381457891012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76645435244161" calcext:value-type="float">
            <text:p>0.976645435244161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7169143665959" calcext:value-type="float">
            <text:p>0.97169143665959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6661951909477" calcext:value-type="float">
            <text:p>0.976661951909477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72418670438472" calcext:value-type="float">
            <text:p>0.972418670438472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75971731448763" calcext:value-type="float">
            <text:p>0.975971731448763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4558303886926" calcext:value-type="float">
            <text:p>0.974558303886926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7243816254417" calcext:value-type="float">
            <text:p>0.97243816254417</text:p>
          </table:table-cell>
          <table:table-cell office:value-type="float" office:value="2.39203081040659" calcext:value-type="float">
            <text:p>2.39203081040659</text:p>
          </table:table-cell>
          <table:table-cell office:value-type="float" office:value="3.17716554297842" calcext:value-type="float">
            <text:p>3.17716554297842</text:p>
          </table:table-cell>
          <table:table-cell office:value-type="float" office:value="0.0200684819944261" calcext:value-type="float">
            <text:p>0.020068481994426</text:p>
          </table:table-cell>
          <table:table-cell office:value-type="float" office:value="0.00187023994955743" calcext:value-type="float">
            <text:p>0.001870239949557</text:p>
          </table:table-cell>
        </table:table-row>
        <table:table-row table:style-name="ro1">
          <table:table-cell office:value-type="float" office:value="20.5488038063049" calcext:value-type="float">
            <text:p>20.5488038063049</text:p>
          </table:table-cell>
          <table:table-cell office:value-type="float" office:value="10.9184004068375" calcext:value-type="float">
            <text:p>10.9184004068375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74275033791782" calcext:value-type="float">
            <text:p>0.974275033791782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00" calcext:value-type="float">
            <text:p>1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" calcext:value-type="float">
            <text:p>3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7381457891012" calcext:value-type="float">
            <text:p>0.97381457891012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75230007077141" calcext:value-type="float">
            <text:p>0.975230007077141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723991507431" calcext:value-type="float">
            <text:p>0.972399150743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6661951909477" calcext:value-type="float">
            <text:p>0.976661951909477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73833097595474" calcext:value-type="float">
            <text:p>0.973833097595474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74558303886926" calcext:value-type="float">
            <text:p>0.974558303886926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74558303886926" calcext:value-type="float">
            <text:p>0.974558303886926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73144876325088" calcext:value-type="float">
            <text:p>0.973144876325088</text:p>
          </table:table-cell>
          <table:table-cell office:value-type="float" office:value="1.51321196541409" calcext:value-type="float">
            <text:p>1.51321196541409</text:p>
          </table:table-cell>
          <table:table-cell office:value-type="float" office:value="0.861973808748621" calcext:value-type="float">
            <text:p>0.861973808748621</text:p>
          </table:table-cell>
          <table:table-cell office:value-type="float" office:value="0.0192476363922262" calcext:value-type="float">
            <text:p>0.019247636392226</text:p>
          </table:table-cell>
          <table:table-cell office:value-type="float" office:value="0.00122338441328981" calcext:value-type="float">
            <text:p>0.00122338441329</text:p>
          </table:table-cell>
        </table:table-row>
        <table:table-row table:style-name="ro1">
          <table:table-cell office:value-type="float" office:value="19.9725071489811" calcext:value-type="float">
            <text:p>19.9725071489811</text:p>
          </table:table-cell>
          <table:table-cell office:value-type="float" office:value="11.8258141875267" calcext:value-type="float">
            <text:p>11.8258141875267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75159238454286" calcext:value-type="float">
            <text:p>0.975159238454286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3" calcext:value-type="float">
            <text:p>3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75230007077141" calcext:value-type="float">
            <text:p>0.975230007077141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75230007077141" calcext:value-type="float">
            <text:p>0.975230007077141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7310686482661" calcext:value-type="float">
            <text:p>0.97310686482661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78076379066478" calcext:value-type="float">
            <text:p>0.978076379066478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77369165487977" calcext:value-type="float">
            <text:p>0.977369165487977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243816254417" calcext:value-type="float">
            <text:p>0.97243816254417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5971731448763" calcext:value-type="float">
            <text:p>0.975971731448763</text:p>
          </table:table-cell>
          <table:table-cell office:value-type="float" office:value="0.960199004975124" calcext:value-type="float">
            <text:p>0.960199004975124</text:p>
          </table:table-cell>
          <table:table-cell office:value-type="float" office:value="0.973851590106007" calcext:value-type="float">
            <text:p>0.973851590106007</text:p>
          </table:table-cell>
          <table:table-cell office:value-type="float" office:value="0.940241890056728" calcext:value-type="float">
            <text:p>0.940241890056728</text:p>
          </table:table-cell>
          <table:table-cell office:value-type="float" office:value="0.65124757505513" calcext:value-type="float">
            <text:p>0.65124757505513</text:p>
          </table:table-cell>
          <table:table-cell office:value-type="float" office:value="0.0221590842734343" calcext:value-type="float">
            <text:p>0.022159084273434</text:p>
          </table:table-cell>
          <table:table-cell office:value-type="float" office:value="0.00185034064183222" calcext:value-type="float">
            <text:p>0.001850340641832</text:p>
          </table:table-cell>
        </table:table-row>
        <table:table-row table:style-name="ro1">
          <table:table-cell office:value-type="float" office:value="17.944993019104" calcext:value-type="float">
            <text:p>17.944993019104</text:p>
          </table:table-cell>
          <table:table-cell office:value-type="float" office:value="7.35397416353226" calcext:value-type="float">
            <text:p>7.35397416353226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75158800689259" calcext:value-type="float">
            <text:p>0.975158800689259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3" calcext:value-type="float">
            <text:p>3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75230007077141" calcext:value-type="float">
            <text:p>0.975230007077141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7381457891012" calcext:value-type="float">
            <text:p>0.97381457891012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0.970983722576079" calcext:value-type="float">
            <text:p>0.970983722576079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78076379066478" calcext:value-type="float">
            <text:p>0.97807637906647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949080622348" calcext:value-type="float">
            <text:p>0.97949080622348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3851590106007" calcext:value-type="float">
            <text:p>0.973851590106007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5971731448763" calcext:value-type="float">
            <text:p>0.975971731448763</text:p>
          </table:table-cell>
          <table:table-cell office:value-type="float" office:value="0.960199004975124" calcext:value-type="float">
            <text:p>0.960199004975124</text:p>
          </table:table-cell>
          <table:table-cell office:value-type="float" office:value="0.973851590106007" calcext:value-type="float">
            <text:p>0.973851590106007</text:p>
          </table:table-cell>
          <table:table-cell office:value-type="float" office:value="0.787921814606072" calcext:value-type="float">
            <text:p>0.787921814606072</text:p>
          </table:table-cell>
          <table:table-cell office:value-type="float" office:value="0.727167139682969" calcext:value-type="float">
            <text:p>0.727167139682969</text:p>
          </table:table-cell>
          <table:table-cell office:value-type="float" office:value="0.0196892958506893" calcext:value-type="float">
            <text:p>0.019689295850689</text:p>
          </table:table-cell>
          <table:table-cell office:value-type="float" office:value="0.0025149619968737" calcext:value-type="float">
            <text:p>0.002514961996874</text:p>
          </table:table-cell>
        </table:table-row>
        <table:table-row table:style-name="ro1">
          <table:table-cell office:value-type="float" office:value="19.0342645347118" calcext:value-type="float">
            <text:p>19.0342645347118</text:p>
          </table:table-cell>
          <table:table-cell office:value-type="float" office:value="7.80056282877922" calcext:value-type="float">
            <text:p>7.80056282877922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73833400241833" calcext:value-type="float">
            <text:p>0.973833400241833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8" calcext:value-type="float">
            <text:p>8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7381457891012" calcext:value-type="float">
            <text:p>0.97381457891012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4522292993631" calcext:value-type="float">
            <text:p>0.974522292993631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7381457891012" calcext:value-type="float">
            <text:p>0.97381457891012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6661951909477" calcext:value-type="float">
            <text:p>0.976661951909477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3125884016973" calcext:value-type="float">
            <text:p>0.973125884016973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0318021201413" calcext:value-type="float">
            <text:p>0.970318021201413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75971731448763" calcext:value-type="float">
            <text:p>0.975971731448763</text:p>
          </table:table-cell>
          <table:table-cell office:value-type="float" office:value="0.955223880597015" calcext:value-type="float">
            <text:p>0.955223880597015</text:p>
          </table:table-cell>
          <table:table-cell office:value-type="float" office:value="0.97243816254417" calcext:value-type="float">
            <text:p>0.97243816254417</text:p>
          </table:table-cell>
          <table:table-cell office:value-type="float" office:value="1.40017537495239" calcext:value-type="float">
            <text:p>1.40017537495239</text:p>
          </table:table-cell>
          <table:table-cell office:value-type="float" office:value="1.35966800983681" calcext:value-type="float">
            <text:p>1.35966800983681</text:p>
          </table:table-cell>
          <table:table-cell office:value-type="float" office:value="0.020823937852117" calcext:value-type="float">
            <text:p>0.020823937852117</text:p>
          </table:table-cell>
          <table:table-cell office:value-type="float" office:value="0.0018659315312612" calcext:value-type="float">
            <text:p>0.001865931531261</text:p>
          </table:table-cell>
        </table:table-row>
        <table:table-row table:style-name="ro1">
          <table:table-cell office:value-type="float" office:value="20.4252578616142" calcext:value-type="float">
            <text:p>20.4252578616142</text:p>
          </table:table-cell>
          <table:table-cell office:value-type="float" office:value="12.7242314517498" calcext:value-type="float">
            <text:p>12.7242314517498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74894471215803" calcext:value-type="float">
            <text:p>0.974894471215803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00" calcext:value-type="float">
            <text:p>16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8" calcext:value-type="float">
            <text:p>8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77353149327672" calcext:value-type="float">
            <text:p>0.977353149327672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5230007077141" calcext:value-type="float">
            <text:p>0.975230007077141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75230007077141" calcext:value-type="float">
            <text:p>0.975230007077141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6661951909477" calcext:value-type="float">
            <text:p>0.976661951909477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3125884016973" calcext:value-type="float">
            <text:p>0.973125884016973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73851590106007" calcext:value-type="float">
            <text:p>0.973851590106007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75971731448763" calcext:value-type="float">
            <text:p>0.975971731448763</text:p>
          </table:table-cell>
          <table:table-cell office:value-type="float" office:value="0.960199004975124" calcext:value-type="float">
            <text:p>0.960199004975124</text:p>
          </table:table-cell>
          <table:table-cell office:value-type="float" office:value="0.971731448763251" calcext:value-type="float">
            <text:p>0.971731448763251</text:p>
          </table:table-cell>
          <table:table-cell office:value-type="float" office:value="1.93619858694839" calcext:value-type="float">
            <text:p>1.93619858694839</text:p>
          </table:table-cell>
          <table:table-cell office:value-type="float" office:value="0.96398203546616" calcext:value-type="float">
            <text:p>0.96398203546616</text:p>
          </table:table-cell>
          <table:table-cell office:value-type="float" office:value="0.0222717009832629" calcext:value-type="float">
            <text:p>0.022271700983263</text:p>
          </table:table-cell>
          <table:table-cell office:value-type="float" office:value="0.00175979249567523" calcext:value-type="float">
            <text:p>0.001759792495675</text:p>
          </table:table-cell>
        </table:table-row>
        <table:table-row table:style-name="ro1">
          <table:table-cell office:value-type="float" office:value="16.7738661170006" calcext:value-type="float">
            <text:p>16.7738661170006</text:p>
          </table:table-cell>
          <table:table-cell office:value-type="float" office:value="8.06639525294304" calcext:value-type="float">
            <text:p>8.06639525294304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75424256033702" calcext:value-type="float">
            <text:p>0.975424256033702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8" calcext:value-type="float">
            <text:p>8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75230007077141" calcext:value-type="float">
            <text:p>0.975230007077141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5230007077141" calcext:value-type="float">
            <text:p>0.975230007077141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723991507431" calcext:value-type="float">
            <text:p>0.9723991507431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78783592644979" calcext:value-type="float">
            <text:p>0.978783592644979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8076379066478" calcext:value-type="float">
            <text:p>0.978076379066478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73851590106007" calcext:value-type="float">
            <text:p>0.973851590106007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75971731448763" calcext:value-type="float">
            <text:p>0.975971731448763</text:p>
          </table:table-cell>
          <table:table-cell office:value-type="float" office:value="0.960199004975124" calcext:value-type="float">
            <text:p>0.960199004975124</text:p>
          </table:table-cell>
          <table:table-cell office:value-type="float" office:value="0.973851590106007" calcext:value-type="float">
            <text:p>0.973851590106007</text:p>
          </table:table-cell>
          <table:table-cell office:value-type="float" office:value="0.528181409744735" calcext:value-type="float">
            <text:p>0.528181409744735</text:p>
          </table:table-cell>
          <table:table-cell office:value-type="float" office:value="0.543056930052106" calcext:value-type="float">
            <text:p>0.543056930052106</text:p>
          </table:table-cell>
          <table:table-cell office:value-type="float" office:value="0.02212236117553" calcext:value-type="float">
            <text:p>0.02212236117553</text:p>
          </table:table-cell>
          <table:table-cell office:value-type="float" office:value="0.00202459600762372" calcext:value-type="float">
            <text:p>0.002024596007624</text:p>
          </table:table-cell>
        </table:table-row>
        <table:table-row table:style-name="ro1">
          <table:table-cell office:value-type="float" office:value="29.5646354556084" calcext:value-type="float">
            <text:p>29.5646354556084</text:p>
          </table:table-cell>
          <table:table-cell office:value-type="float" office:value="10.4577026069164" calcext:value-type="float">
            <text:p>10.4577026069164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75070711719149" calcext:value-type="float">
            <text:p>0.975070711719149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00" calcext:value-type="float">
            <text:p>16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8" calcext:value-type="float">
            <text:p>8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75937721160651" calcext:value-type="float">
            <text:p>0.975937721160651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75230007077141" calcext:value-type="float">
            <text:p>0.975230007077141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7169143665959" calcext:value-type="float">
            <text:p>0.97169143665959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77369165487977" calcext:value-type="float">
            <text:p>0.977369165487977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7369165487977" calcext:value-type="float">
            <text:p>0.977369165487977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3851590106007" calcext:value-type="float">
            <text:p>0.973851590106007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5265017667845" calcext:value-type="float">
            <text:p>0.975265017667845</text:p>
          </table:table-cell>
          <table:table-cell office:value-type="float" office:value="0.960199004975124" calcext:value-type="float">
            <text:p>0.960199004975124</text:p>
          </table:table-cell>
          <table:table-cell office:value-type="float" office:value="0.973851590106007" calcext:value-type="float">
            <text:p>0.973851590106007</text:p>
          </table:table-cell>
          <table:table-cell office:value-type="float" office:value="3.66256350309244" calcext:value-type="float">
            <text:p>3.66256350309244</text:p>
          </table:table-cell>
          <table:table-cell office:value-type="float" office:value="3.61505192000161" calcext:value-type="float">
            <text:p>3.61505192000161</text:p>
          </table:table-cell>
          <table:table-cell office:value-type="float" office:value="0.0218019485808237" calcext:value-type="float">
            <text:p>0.021801948580824</text:p>
          </table:table-cell>
          <table:table-cell office:value-type="float" office:value="0.00179487567754471" calcext:value-type="float">
            <text:p>0.001794875677545</text:p>
          </table:table-cell>
        </table:table-row>
        <table:table-row table:style-name="ro1">
          <table:table-cell office:value-type="float" office:value="17.1206338703632" calcext:value-type="float">
            <text:p>17.1206338703632</text:p>
          </table:table-cell>
          <table:table-cell office:value-type="float" office:value="6.83563286066055" calcext:value-type="float">
            <text:p>6.83563286066055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0296955909431" calcext:value-type="float">
            <text:p>0.970296955909431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12" calcext:value-type="float">
            <text:p>12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68152866242038" calcext:value-type="float">
            <text:p>0.968152866242038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310686482661" calcext:value-type="float">
            <text:p>0.97310686482661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68152866242038" calcext:value-type="float">
            <text:p>0.968152866242038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1711456859972" calcext:value-type="float">
            <text:p>0.97171145685997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1004243281471" calcext:value-type="float">
            <text:p>0.971004243281471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69611307420495" calcext:value-type="float">
            <text:p>0.969611307420495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71024734982332" calcext:value-type="float">
            <text:p>0.971024734982332</text:p>
          </table:table-cell>
          <table:table-cell office:value-type="float" office:value="0.955223880597015" calcext:value-type="float">
            <text:p>0.955223880597015</text:p>
          </table:table-cell>
          <table:table-cell office:value-type="float" office:value="0.969611307420495" calcext:value-type="float">
            <text:p>0.969611307420495</text:p>
          </table:table-cell>
          <table:table-cell office:value-type="float" office:value="0.854694841473407" calcext:value-type="float">
            <text:p>0.854694841473407</text:p>
          </table:table-cell>
          <table:table-cell office:value-type="float" office:value="0.662347978545093" calcext:value-type="float">
            <text:p>0.662347978545093</text:p>
          </table:table-cell>
          <table:table-cell office:value-type="float" office:value="0.0218868311200448" calcext:value-type="float">
            <text:p>0.021886831120045</text:p>
          </table:table-cell>
          <table:table-cell office:value-type="float" office:value="0.00162252841161276" calcext:value-type="float">
            <text:p>0.001622528411613</text:p>
          </table:table-cell>
        </table:table-row>
        <table:table-row table:style-name="ro1">
          <table:table-cell office:value-type="float" office:value="19.5730486810207" calcext:value-type="float">
            <text:p>19.5730486810207</text:p>
          </table:table-cell>
          <table:table-cell office:value-type="float" office:value="11.9685010612011" calcext:value-type="float">
            <text:p>11.9685010612011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86054371794" calcext:value-type="float">
            <text:p>0.97286054371794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" calcext:value-type="float">
            <text:p>12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723991507431" calcext:value-type="float">
            <text:p>0.9723991507431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74522292993631" calcext:value-type="float">
            <text:p>0.974522292993631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70983722576079" calcext:value-type="float">
            <text:p>0.970983722576079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4540311173974" calcext:value-type="float">
            <text:p>0.97454031117397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1004243281471" calcext:value-type="float">
            <text:p>0.971004243281471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75971731448763" calcext:value-type="float">
            <text:p>0.975971731448763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3144876325088" calcext:value-type="float">
            <text:p>0.973144876325088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70318021201413" calcext:value-type="float">
            <text:p>0.970318021201413</text:p>
          </table:table-cell>
          <table:table-cell office:value-type="float" office:value="1.01053735707525" calcext:value-type="float">
            <text:p>1.01053735707525</text:p>
          </table:table-cell>
          <table:table-cell office:value-type="float" office:value="0.598342974771135" calcext:value-type="float">
            <text:p>0.598342974771135</text:p>
          </table:table-cell>
          <table:table-cell office:value-type="float" office:value="0.019550310392571" calcext:value-type="float">
            <text:p>0.019550310392571</text:p>
          </table:table-cell>
          <table:table-cell office:value-type="float" office:value="0.00190358138198669" calcext:value-type="float">
            <text:p>0.001903581381987</text:p>
          </table:table-cell>
        </table:table-row>
        <table:table-row table:style-name="ro1">
          <table:table-cell office:value-type="float" office:value="17.1657807826996" calcext:value-type="float">
            <text:p>17.1657807826996</text:p>
          </table:table-cell>
          <table:table-cell office:value-type="float" office:value="7.81124693155289" calcext:value-type="float">
            <text:p>7.81124693155289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4805819442843" calcext:value-type="float">
            <text:p>0.974805819442843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" calcext:value-type="float">
            <text:p>12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76645435244161" calcext:value-type="float">
            <text:p>0.976645435244161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77353149327672" calcext:value-type="float">
            <text:p>0.977353149327672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0.9723991507431" calcext:value-type="float">
            <text:p>0.972399150743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4540311173974" calcext:value-type="float">
            <text:p>0.974540311173974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74540311173974" calcext:value-type="float">
            <text:p>0.974540311173974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243816254417" calcext:value-type="float">
            <text:p>0.97243816254417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7385159010601" calcext:value-type="float">
            <text:p>0.977385159010601</text:p>
          </table:table-cell>
          <table:table-cell office:value-type="float" office:value="0.955223880597015" calcext:value-type="float">
            <text:p>0.955223880597015</text:p>
          </table:table-cell>
          <table:table-cell office:value-type="float" office:value="0.973144876325088" calcext:value-type="float">
            <text:p>0.973144876325088</text:p>
          </table:table-cell>
          <table:table-cell office:value-type="float" office:value="0.862271360887093" calcext:value-type="float">
            <text:p>0.862271360887093</text:p>
          </table:table-cell>
          <table:table-cell office:value-type="float" office:value="0.410929568957153" calcext:value-type="float">
            <text:p>0.410929568957153</text:p>
          </table:table-cell>
          <table:table-cell office:value-type="float" office:value="0.0185205239341359" calcext:value-type="float">
            <text:p>0.018520523934136</text:p>
          </table:table-cell>
          <table:table-cell office:value-type="float" office:value="0.00196289464779228" calcext:value-type="float">
            <text:p>0.001962894647792</text:p>
          </table:table-cell>
        </table:table-row>
        <table:table-row table:style-name="ro1">
          <table:table-cell office:value-type="float" office:value="17.74313133955" calcext:value-type="float">
            <text:p>17.74313133955</text:p>
          </table:table-cell>
          <table:table-cell office:value-type="float" office:value="7.18775090575218" calcext:value-type="float">
            <text:p>7.18775090575218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3921864679129" calcext:value-type="float">
            <text:p>0.973921864679129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" calcext:value-type="float">
            <text:p>12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75937721160651" calcext:value-type="float">
            <text:p>0.975937721160651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75937721160651" calcext:value-type="float">
            <text:p>0.975937721160651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723991507431" calcext:value-type="float">
            <text:p>0.972399150743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125884016973" calcext:value-type="float">
            <text:p>0.973125884016973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73833097595474" calcext:value-type="float">
            <text:p>0.973833097595474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73144876325088" calcext:value-type="float">
            <text:p>0.973144876325088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4558303886926" calcext:value-type="float">
            <text:p>0.974558303886926</text:p>
          </table:table-cell>
          <table:table-cell office:value-type="float" office:value="0.955223880597015" calcext:value-type="float">
            <text:p>0.955223880597015</text:p>
          </table:table-cell>
          <table:table-cell office:value-type="float" office:value="0.97243816254417" calcext:value-type="float">
            <text:p>0.97243816254417</text:p>
          </table:table-cell>
          <table:table-cell office:value-type="float" office:value="1.04528038950097" calcext:value-type="float">
            <text:p>1.04528038950097</text:p>
          </table:table-cell>
          <table:table-cell office:value-type="float" office:value="0.628279718631948" calcext:value-type="float">
            <text:p>0.628279718631948</text:p>
          </table:table-cell>
          <table:table-cell office:value-type="float" office:value="0.020711261776821" calcext:value-type="float">
            <text:p>0.020711261776821</text:p>
          </table:table-cell>
          <table:table-cell office:value-type="float" office:value="0.0013368627005817" calcext:value-type="float">
            <text:p>0.001336862700582</text:p>
          </table:table-cell>
        </table:table-row>
        <table:table-row table:style-name="ro1">
          <table:table-cell office:value-type="float" office:value="20.3497852683067" calcext:value-type="float">
            <text:p>20.3497852683067</text:p>
          </table:table-cell>
          <table:table-cell office:value-type="float" office:value="6.41712474822998" calcext:value-type="float">
            <text:p>6.41712474822998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71711196084482" calcext:value-type="float">
            <text:p>0.971711196084482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16" calcext:value-type="float">
            <text:p>16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69568294409059" calcext:value-type="float">
            <text:p>0.969568294409059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310686482661" calcext:value-type="float">
            <text:p>0.97310686482661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70276008492569" calcext:value-type="float">
            <text:p>0.970276008492569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72418670438472" calcext:value-type="float">
            <text:p>0.97241867043847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2418670438472" calcext:value-type="float">
            <text:p>0.972418670438472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71024734982332" calcext:value-type="float">
            <text:p>0.971024734982332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73144876325088" calcext:value-type="float">
            <text:p>0.973144876325088</text:p>
          </table:table-cell>
          <table:table-cell office:value-type="float" office:value="0.955223880597015" calcext:value-type="float">
            <text:p>0.955223880597015</text:p>
          </table:table-cell>
          <table:table-cell office:value-type="float" office:value="0.971731448763251" calcext:value-type="float">
            <text:p>0.971731448763251</text:p>
          </table:table-cell>
          <table:table-cell office:value-type="float" office:value="2.35284297581175" calcext:value-type="float">
            <text:p>2.35284297581175</text:p>
          </table:table-cell>
          <table:table-cell office:value-type="float" office:value="1.57333875931541" calcext:value-type="float">
            <text:p>1.57333875931541</text:p>
          </table:table-cell>
          <table:table-cell office:value-type="float" office:value="0.0223285179050613" calcext:value-type="float">
            <text:p>0.022328517905061</text:p>
          </table:table-cell>
          <table:table-cell office:value-type="float" office:value="0.00123124937682428" calcext:value-type="float">
            <text:p>0.001231249376824</text:p>
          </table:table-cell>
        </table:table-row>
        <table:table-row table:style-name="ro1">
          <table:table-cell office:value-type="float" office:value="19.9907379150391" calcext:value-type="float">
            <text:p>19.9907379150391</text:p>
          </table:table-cell>
          <table:table-cell office:value-type="float" office:value="8.76431995630264" calcext:value-type="float">
            <text:p>8.76431995630264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75336229626718" calcext:value-type="float">
            <text:p>0.975336229626718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16" calcext:value-type="float">
            <text:p>16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7381457891012" calcext:value-type="float">
            <text:p>0.97381457891012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78060863411182" calcext:value-type="float">
            <text:p>0.978060863411182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74522292993631" calcext:value-type="float">
            <text:p>0.974522292993631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78076379066478" calcext:value-type="float">
            <text:p>0.97807637906647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3851590106007" calcext:value-type="float">
            <text:p>0.973851590106007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5265017667845" calcext:value-type="float">
            <text:p>0.975265017667845</text:p>
          </table:table-cell>
          <table:table-cell office:value-type="float" office:value="0.955223880597015" calcext:value-type="float">
            <text:p>0.955223880597015</text:p>
          </table:table-cell>
          <table:table-cell office:value-type="float" office:value="0.973851590106007" calcext:value-type="float">
            <text:p>0.973851590106007</text:p>
          </table:table-cell>
          <table:table-cell office:value-type="float" office:value="1.92474774817531" calcext:value-type="float">
            <text:p>1.92474774817531</text:p>
          </table:table-cell>
          <table:table-cell office:value-type="float" office:value="2.18063414896734" calcext:value-type="float">
            <text:p>2.18063414896734</text:p>
          </table:table-cell>
          <table:table-cell office:value-type="float" office:value="0.0218666295416774" calcext:value-type="float">
            <text:p>0.021866629541678</text:p>
          </table:table-cell>
          <table:table-cell office:value-type="float" office:value="0.00167074873441437" calcext:value-type="float">
            <text:p>0.001670748734414</text:p>
          </table:table-cell>
        </table:table-row>
        <table:table-row table:style-name="ro1">
          <table:table-cell office:value-type="float" office:value="16.9937689304352" calcext:value-type="float">
            <text:p>16.9937689304352</text:p>
          </table:table-cell>
          <table:table-cell office:value-type="float" office:value="6.43498504161835" calcext:value-type="float">
            <text:p>6.43498504161835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74894220963298" calcext:value-type="float">
            <text:p>0.974894220963298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16" calcext:value-type="float">
            <text:p>16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75230007077141" calcext:value-type="float">
            <text:p>0.975230007077141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75230007077141" calcext:value-type="float">
            <text:p>0.975230007077141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74522292993631" calcext:value-type="float">
            <text:p>0.974522292993631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75954738330976" calcext:value-type="float">
            <text:p>0.97595473833097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6661951909477" calcext:value-type="float">
            <text:p>0.976661951909477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74558303886926" calcext:value-type="float">
            <text:p>0.974558303886926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75265017667845" calcext:value-type="float">
            <text:p>0.975265017667845</text:p>
          </table:table-cell>
          <table:table-cell office:value-type="float" office:value="0.955223880597015" calcext:value-type="float">
            <text:p>0.955223880597015</text:p>
          </table:table-cell>
          <table:table-cell office:value-type="float" office:value="0.971731448763251" calcext:value-type="float">
            <text:p>0.971731448763251</text:p>
          </table:table-cell>
          <table:table-cell office:value-type="float" office:value="1.9134769953822" calcext:value-type="float">
            <text:p>1.9134769953822</text:p>
          </table:table-cell>
          <table:table-cell office:value-type="float" office:value="0.688640465440154" calcext:value-type="float">
            <text:p>0.688640465440154</text:p>
          </table:table-cell>
          <table:table-cell office:value-type="float" office:value="0.0228926114569718" calcext:value-type="float">
            <text:p>0.022892611456972</text:p>
          </table:table-cell>
          <table:table-cell office:value-type="float" office:value="0.00136321601810004" calcext:value-type="float">
            <text:p>0.0013632160181</text:p>
          </table:table-cell>
        </table:table-row>
        <table:table-row table:style-name="ro1">
          <table:table-cell office:value-type="float" office:value="22.9017737209797" calcext:value-type="float">
            <text:p>22.9017737209797</text:p>
          </table:table-cell>
          <table:table-cell office:value-type="float" office:value="9.65909788012505" calcext:value-type="float">
            <text:p>9.65909788012505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2595338449145" calcext:value-type="float">
            <text:p>0.972595338449145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19" calcext:value-type="float">
            <text:p>19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169143665959" calcext:value-type="float">
            <text:p>0.97169143665959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310686482661" calcext:value-type="float">
            <text:p>0.97310686482661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7169143665959" calcext:value-type="float">
            <text:p>0.97169143665959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73125884016973" calcext:value-type="float">
            <text:p>0.973125884016973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3125884016973" calcext:value-type="float">
            <text:p>0.973125884016973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7243816254417" calcext:value-type="float">
            <text:p>0.97243816254417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73144876325088" calcext:value-type="float">
            <text:p>0.973144876325088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7243816254417" calcext:value-type="float">
            <text:p>0.97243816254417</text:p>
          </table:table-cell>
          <table:table-cell office:value-type="float" office:value="2.1786307496913" calcext:value-type="float">
            <text:p>2.1786307496913</text:p>
          </table:table-cell>
          <table:table-cell office:value-type="float" office:value="2.74298118746571" calcext:value-type="float">
            <text:p>2.74298118746571</text:p>
          </table:table-cell>
          <table:table-cell office:value-type="float" office:value="0.0214826220751706" calcext:value-type="float">
            <text:p>0.021482622075171</text:p>
          </table:table-cell>
          <table:table-cell office:value-type="float" office:value="0.000592673364041654" calcext:value-type="float">
            <text:p>0.000592673364042</text:p>
          </table:table-cell>
        </table:table-row>
        <table:table-row table:style-name="ro1">
          <table:table-cell office:value-type="float" office:value="26.1707946062088" calcext:value-type="float">
            <text:p>26.1707946062088</text:p>
          </table:table-cell>
          <table:table-cell office:value-type="float" office:value="11.1592963933945" calcext:value-type="float">
            <text:p>11.1592963933945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533635475297" calcext:value-type="float">
            <text:p>0.97533635475297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19" calcext:value-type="float">
            <text:p>19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75230007077141" calcext:value-type="float">
            <text:p>0.975230007077141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77353149327672" calcext:value-type="float">
            <text:p>0.977353149327672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0.975230007077141" calcext:value-type="float">
            <text:p>0.975230007077141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6661951909477" calcext:value-type="float">
            <text:p>0.976661951909477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73144876325088" calcext:value-type="float">
            <text:p>0.973144876325088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76678445229682" calcext:value-type="float">
            <text:p>0.976678445229682</text:p>
          </table:table-cell>
          <table:table-cell office:value-type="float" office:value="0.955223880597015" calcext:value-type="float">
            <text:p>0.955223880597015</text:p>
          </table:table-cell>
          <table:table-cell office:value-type="float" office:value="0.973144876325088" calcext:value-type="float">
            <text:p>0.973144876325088</text:p>
          </table:table-cell>
          <table:table-cell office:value-type="float" office:value="3.14119864422024" calcext:value-type="float">
            <text:p>3.14119864422024</text:p>
          </table:table-cell>
          <table:table-cell office:value-type="float" office:value="3.0841552172776" calcext:value-type="float">
            <text:p>3.0841552172776</text:p>
          </table:table-cell>
          <table:table-cell office:value-type="float" office:value="0.0204597460774473" calcext:value-type="float">
            <text:p>0.020459746077447</text:p>
          </table:table-cell>
          <table:table-cell office:value-type="float" office:value="0.00146890864464926" calcext:value-type="float">
            <text:p>0.001468908644649</text:p>
          </table:table-cell>
        </table:table-row>
        <table:table-row table:style-name="ro1">
          <table:table-cell office:value-type="float" office:value="17.938306748867" calcext:value-type="float">
            <text:p>17.938306748867</text:p>
          </table:table-cell>
          <table:table-cell office:value-type="float" office:value="7.22511953115463" calcext:value-type="float">
            <text:p>7.22511953115463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4187069771067" calcext:value-type="float">
            <text:p>0.974187069771067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9" calcext:value-type="float">
            <text:p>19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75937721160651" calcext:value-type="float">
            <text:p>0.975937721160651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76645435244161" calcext:value-type="float">
            <text:p>0.976645435244161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7169143665959" calcext:value-type="float">
            <text:p>0.97169143665959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6661951909477" calcext:value-type="float">
            <text:p>0.976661951909477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72418670438472" calcext:value-type="float">
            <text:p>0.972418670438472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74558303886926" calcext:value-type="float">
            <text:p>0.974558303886926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73851590106007" calcext:value-type="float">
            <text:p>0.973851590106007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71731448763251" calcext:value-type="float">
            <text:p>0.971731448763251</text:p>
          </table:table-cell>
          <table:table-cell office:value-type="float" office:value="0.576196590886527" calcext:value-type="float">
            <text:p>0.576196590886527</text:p>
          </table:table-cell>
          <table:table-cell office:value-type="float" office:value="0.670280547659223" calcext:value-type="float">
            <text:p>0.670280547659223</text:p>
          </table:table-cell>
          <table:table-cell office:value-type="float" office:value="0.019434002737443" calcext:value-type="float">
            <text:p>0.019434002737443</text:p>
          </table:table-cell>
          <table:table-cell office:value-type="float" office:value="0.00196434592871495" calcext:value-type="float">
            <text:p>0.001964345928715</text:p>
          </table:table-cell>
        </table:table-row>
        <table:table-row table:style-name="ro1">
          <table:table-cell office:value-type="float" office:value="20.0837453007698" calcext:value-type="float">
            <text:p>20.0837453007698</text:p>
          </table:table-cell>
          <table:table-cell office:value-type="float" office:value="9.32097226381302" calcext:value-type="float">
            <text:p>9.32097226381302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29491954909" calcext:value-type="float">
            <text:p>0.9729491954909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00" calcext:value-type="float">
            <text:p>16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19" calcext:value-type="float">
            <text:p>19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74522292993631" calcext:value-type="float">
            <text:p>0.974522292993631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4522292993631" calcext:value-type="float">
            <text:p>0.974522292993631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0.970276008492569" calcext:value-type="float">
            <text:p>0.970276008492569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73125884016973" calcext:value-type="float">
            <text:p>0.973125884016973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3125884016973" calcext:value-type="float">
            <text:p>0.973125884016973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73144876325088" calcext:value-type="float">
            <text:p>0.973144876325088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73144876325088" calcext:value-type="float">
            <text:p>0.973144876325088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71731448763251" calcext:value-type="float">
            <text:p>0.971731448763251</text:p>
          </table:table-cell>
          <table:table-cell office:value-type="float" office:value="1.1928435537617" calcext:value-type="float">
            <text:p>1.1928435537617</text:p>
          </table:table-cell>
          <table:table-cell office:value-type="float" office:value="1.67827239887852" calcext:value-type="float">
            <text:p>1.67827239887852</text:p>
          </table:table-cell>
          <table:table-cell office:value-type="float" office:value="0.0194109931146517" calcext:value-type="float">
            <text:p>0.019410993114652</text:p>
          </table:table-cell>
          <table:table-cell office:value-type="float" office:value="0.00130944296244478" calcext:value-type="float">
            <text:p>0.001309442962445</text:p>
          </table:table-cell>
        </table:table-row>
        <table:table-row table:style-name="ro1">
          <table:table-cell office:value-type="float" office:value="21.2894876599312" calcext:value-type="float">
            <text:p>21.2894876599312</text:p>
          </table:table-cell>
          <table:table-cell office:value-type="float" office:value="10.7879029810429" calcext:value-type="float">
            <text:p>10.7879029810429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462882827041" calcext:value-type="float">
            <text:p>0.97462882827041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9" calcext:value-type="float">
            <text:p>19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4522292993631" calcext:value-type="float">
            <text:p>0.974522292993631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5937721160651" calcext:value-type="float">
            <text:p>0.975937721160651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0.97310686482661" calcext:value-type="float">
            <text:p>0.9731068648266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6661951909477" calcext:value-type="float">
            <text:p>0.976661951909477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74540311173974" calcext:value-type="float">
            <text:p>0.974540311173974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73851590106007" calcext:value-type="float">
            <text:p>0.973851590106007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4558303886926" calcext:value-type="float">
            <text:p>0.974558303886926</text:p>
          </table:table-cell>
          <table:table-cell office:value-type="float" office:value="0.955223880597015" calcext:value-type="float">
            <text:p>0.955223880597015</text:p>
          </table:table-cell>
          <table:table-cell office:value-type="float" office:value="0.973851590106007" calcext:value-type="float">
            <text:p>0.973851590106007</text:p>
          </table:table-cell>
          <table:table-cell office:value-type="float" office:value="1.83867795125092" calcext:value-type="float">
            <text:p>1.83867795125092</text:p>
          </table:table-cell>
          <table:table-cell office:value-type="float" office:value="0.985739927959289" calcext:value-type="float">
            <text:p>0.985739927959289</text:p>
          </table:table-cell>
          <table:table-cell office:value-type="float" office:value="0.0190530120911877" calcext:value-type="float">
            <text:p>0.019053012091188</text:p>
          </table:table-cell>
          <table:table-cell office:value-type="float" office:value="0.00108371595175775" calcext:value-type="float">
            <text:p>0.001083715951758</text:p>
          </table:table-cell>
        </table:table-row>
        <table:table-row table:style-name="ro1">
          <table:table-cell office:value-type="float" office:value="17.2781068682671" calcext:value-type="float">
            <text:p>17.2781068682671</text:p>
          </table:table-cell>
          <table:table-cell office:value-type="float" office:value="6.42163813114166" calcext:value-type="float">
            <text:p>6.42163813114166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4186882258545" calcext:value-type="float">
            <text:p>0.974186882258545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19" calcext:value-type="float">
            <text:p>19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75230007077141" calcext:value-type="float">
            <text:p>0.975230007077141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4522292993631" calcext:value-type="float">
            <text:p>0.974522292993631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7381457891012" calcext:value-type="float">
            <text:p>0.97381457891012</text:p>
          </table:table-cell>
          <table:table-cell office:value-type="float" office:value="0.915841584158416" calcext:value-type="float">
            <text:p>0.915841584158416</text:p>
          </table:table-cell>
          <table:table-cell office:value-type="float" office:value="0.974540311173974" calcext:value-type="float">
            <text:p>0.974540311173974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73833097595474" calcext:value-type="float">
            <text:p>0.973833097595474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74558303886926" calcext:value-type="float">
            <text:p>0.974558303886926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4558303886926" calcext:value-type="float">
            <text:p>0.974558303886926</text:p>
          </table:table-cell>
          <table:table-cell office:value-type="float" office:value="0.960199004975124" calcext:value-type="float">
            <text:p>0.960199004975124</text:p>
          </table:table-cell>
          <table:table-cell office:value-type="float" office:value="0.97243816254417" calcext:value-type="float">
            <text:p>0.97243816254417</text:p>
          </table:table-cell>
          <table:table-cell office:value-type="float" office:value="0.694233794168496" calcext:value-type="float">
            <text:p>0.694233794168496</text:p>
          </table:table-cell>
          <table:table-cell office:value-type="float" office:value="0.694608318485467" calcext:value-type="float">
            <text:p>0.694608318485467</text:p>
          </table:table-cell>
          <table:table-cell office:value-type="float" office:value="0.0227370985334651" calcext:value-type="float">
            <text:p>0.022737098533465</text:p>
          </table:table-cell>
          <table:table-cell office:value-type="float" office:value="0.000784476243204557" calcext:value-type="float">
            <text:p>0.000784476243205</text:p>
          </table:table-cell>
        </table:table-row>
        <table:table-row table:style-name="ro1">
          <table:table-cell office:value-type="float" office:value="28.9211982190609" calcext:value-type="float">
            <text:p>28.9211982190609</text:p>
          </table:table-cell>
          <table:table-cell office:value-type="float" office:value="10.186922878027" calcext:value-type="float">
            <text:p>10.186922878027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3744811031999" calcext:value-type="float">
            <text:p>0.973744811031999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00" calcext:value-type="float">
            <text:p>1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9" calcext:value-type="float">
            <text:p>19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7310686482661" calcext:value-type="float">
            <text:p>0.97310686482661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5230007077141" calcext:value-type="float">
            <text:p>0.975230007077141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7310686482661" calcext:value-type="float">
            <text:p>0.9731068648266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4540311173974" calcext:value-type="float">
            <text:p>0.974540311173974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73833097595474" calcext:value-type="float">
            <text:p>0.973833097595474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73851590106007" calcext:value-type="float">
            <text:p>0.973851590106007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73851590106007" calcext:value-type="float">
            <text:p>0.973851590106007</text:p>
          </table:table-cell>
          <table:table-cell office:value-type="float" office:value="0.955223880597015" calcext:value-type="float">
            <text:p>0.955223880597015</text:p>
          </table:table-cell>
          <table:table-cell office:value-type="float" office:value="0.97243816254417" calcext:value-type="float">
            <text:p>0.97243816254417</text:p>
          </table:table-cell>
          <table:table-cell office:value-type="float" office:value="3.1295493894496" calcext:value-type="float">
            <text:p>3.1295493894496</text:p>
          </table:table-cell>
          <table:table-cell office:value-type="float" office:value="3.48649803517307" calcext:value-type="float">
            <text:p>3.48649803517307</text:p>
          </table:table-cell>
          <table:table-cell office:value-type="float" office:value="0.0214745701912846" calcext:value-type="float">
            <text:p>0.021474570191285</text:p>
          </table:table-cell>
          <table:table-cell office:value-type="float" office:value="0.000820861347888416" calcext:value-type="float">
            <text:p>0.000820861347888</text:p>
          </table:table-cell>
        </table:table-row>
        <table:table-row table:style-name="ro1">
          <table:table-cell office:value-type="float" office:value="17.8182305395603" calcext:value-type="float">
            <text:p>17.8182305395603</text:p>
          </table:table-cell>
          <table:table-cell office:value-type="float" office:value="7.7267792224884" calcext:value-type="float">
            <text:p>7.726779222488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2860481154814" calcext:value-type="float">
            <text:p>0.972860481154814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6" calcext:value-type="float">
            <text:p>26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310686482661" calcext:value-type="float">
            <text:p>0.97310686482661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4522292993631" calcext:value-type="float">
            <text:p>0.974522292993631</text:p>
          </table:table-cell>
          <table:table-cell office:value-type="float" office:value="0.990147783251232" calcext:value-type="float">
            <text:p>0.990147783251232</text:p>
          </table:table-cell>
          <table:table-cell office:value-type="float" office:value="0.969568294409059" calcext:value-type="float">
            <text:p>0.969568294409059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4540311173974" calcext:value-type="float">
            <text:p>0.974540311173974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71711456859972" calcext:value-type="float">
            <text:p>0.971711456859972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75265017667845" calcext:value-type="float">
            <text:p>0.975265017667845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73851590106007" calcext:value-type="float">
            <text:p>0.973851590106007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70318021201413" calcext:value-type="float">
            <text:p>0.970318021201413</text:p>
          </table:table-cell>
          <table:table-cell office:value-type="float" office:value="1.12214314199392" calcext:value-type="float">
            <text:p>1.12214314199392</text:p>
          </table:table-cell>
          <table:table-cell office:value-type="float" office:value="0.691138234911799" calcext:value-type="float">
            <text:p>0.691138234911799</text:p>
          </table:table-cell>
          <table:table-cell office:value-type="float" office:value="0.0228774678506986" calcext:value-type="float">
            <text:p>0.022877467850699</text:p>
          </table:table-cell>
          <table:table-cell office:value-type="float" office:value="0.00196948908996641" calcext:value-type="float">
            <text:p>0.001969489089966</text:p>
          </table:table-cell>
        </table:table-row>
        <table:table-row table:style-name="ro1">
          <table:table-cell office:value-type="float" office:value="18.2198651134968" calcext:value-type="float">
            <text:p>18.2198651134968</text:p>
          </table:table-cell>
          <table:table-cell office:value-type="float" office:value="8.13394638895988" calcext:value-type="float">
            <text:p>8.1339463889598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3833400153405" calcext:value-type="float">
            <text:p>0.973833400153405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26" calcext:value-type="float">
            <text:p>26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7310686482661" calcext:value-type="float">
            <text:p>0.97310686482661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76645435244161" calcext:value-type="float">
            <text:p>0.976645435244161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0.97169143665959" calcext:value-type="float">
            <text:p>0.97169143665959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75954738330976" calcext:value-type="float">
            <text:p>0.97595473833097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71731448763251" calcext:value-type="float">
            <text:p>0.971731448763251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4558303886926" calcext:value-type="float">
            <text:p>0.974558303886926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71731448763251" calcext:value-type="float">
            <text:p>0.971731448763251</text:p>
          </table:table-cell>
          <table:table-cell office:value-type="float" office:value="0.882919256768599" calcext:value-type="float">
            <text:p>0.882919256768599</text:p>
          </table:table-cell>
          <table:table-cell office:value-type="float" office:value="0.737335190899407" calcext:value-type="float">
            <text:p>0.737335190899407</text:p>
          </table:table-cell>
          <table:table-cell office:value-type="float" office:value="0.0204681653156825" calcext:value-type="float">
            <text:p>0.020468165315683</text:p>
          </table:table-cell>
          <table:table-cell office:value-type="float" office:value="0.00190016812752495" calcext:value-type="float">
            <text:p>0.001900168127525</text:p>
          </table:table-cell>
        </table:table-row>
        <table:table-row table:style-name="ro1">
          <table:table-cell office:value-type="float" office:value="20.2037351131439" calcext:value-type="float">
            <text:p>20.2037351131439</text:p>
          </table:table-cell>
          <table:table-cell office:value-type="float" office:value="10.2191602885723" calcext:value-type="float">
            <text:p>10.219160288572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1092383938008" calcext:value-type="float">
            <text:p>0.971092383938008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6" calcext:value-type="float">
            <text:p>26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69568294409059" calcext:value-type="float">
            <text:p>0.969568294409059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23991507431" calcext:value-type="float">
            <text:p>0.9723991507431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68860580325548" calcext:value-type="float">
            <text:p>0.968860580325548</text:p>
          </table:table-cell>
          <table:table-cell office:value-type="float" office:value="0.915841584158416" calcext:value-type="float">
            <text:p>0.915841584158416</text:p>
          </table:table-cell>
          <table:table-cell office:value-type="float" office:value="0.973125884016973" calcext:value-type="float">
            <text:p>0.973125884016973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1004243281471" calcext:value-type="float">
            <text:p>0.971004243281471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71731448763251" calcext:value-type="float">
            <text:p>0.971731448763251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71024734982332" calcext:value-type="float">
            <text:p>0.971024734982332</text:p>
          </table:table-cell>
          <table:table-cell office:value-type="float" office:value="0.955223880597015" calcext:value-type="float">
            <text:p>0.955223880597015</text:p>
          </table:table-cell>
          <table:table-cell office:value-type="float" office:value="0.971024734982332" calcext:value-type="float">
            <text:p>0.971024734982332</text:p>
          </table:table-cell>
          <table:table-cell office:value-type="float" office:value="1.15840721005022" calcext:value-type="float">
            <text:p>1.15840721005022</text:p>
          </table:table-cell>
          <table:table-cell office:value-type="float" office:value="0.935557228240363" calcext:value-type="float">
            <text:p>0.935557228240363</text:p>
          </table:table-cell>
          <table:table-cell office:value-type="float" office:value="0.0231276064806648" calcext:value-type="float">
            <text:p>0.023127606480665</text:p>
          </table:table-cell>
          <table:table-cell office:value-type="float" office:value="0.00130249202010447" calcext:value-type="float">
            <text:p>0.001302492020104</text:p>
          </table:table-cell>
        </table:table-row>
        <table:table-row table:style-name="ro1">
          <table:table-cell office:value-type="float" office:value="19.7806524336338" calcext:value-type="float">
            <text:p>19.7806524336338</text:p>
          </table:table-cell>
          <table:table-cell office:value-type="float" office:value="12.4872606396675" calcext:value-type="float">
            <text:p>12.487260639667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3745123582345" calcext:value-type="float">
            <text:p>0.973745123582345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26" calcext:value-type="float">
            <text:p>26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75230007077141" calcext:value-type="float">
            <text:p>0.975230007077141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75937721160651" calcext:value-type="float">
            <text:p>0.975937721160651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0.97169143665959" calcext:value-type="float">
            <text:p>0.97169143665959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3833097595474" calcext:value-type="float">
            <text:p>0.973833097595474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71731448763251" calcext:value-type="float">
            <text:p>0.971731448763251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74558303886926" calcext:value-type="float">
            <text:p>0.974558303886926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71731448763251" calcext:value-type="float">
            <text:p>0.971731448763251</text:p>
          </table:table-cell>
          <table:table-cell office:value-type="float" office:value="0.969228645334325" calcext:value-type="float">
            <text:p>0.969228645334325</text:p>
          </table:table-cell>
          <table:table-cell office:value-type="float" office:value="0.354063840024398" calcext:value-type="float">
            <text:p>0.354063840024398</text:p>
          </table:table-cell>
          <table:table-cell office:value-type="float" office:value="0.0203171961460971" calcext:value-type="float">
            <text:p>0.020317196146097</text:p>
          </table:table-cell>
          <table:table-cell office:value-type="float" office:value="0.0016683066480367" calcext:value-type="float">
            <text:p>0.001668306648037</text:p>
          </table:table-cell>
        </table:table-row>
        <table:table-row table:style-name="ro1">
          <table:table-cell office:value-type="float" office:value="17.4339106678963" calcext:value-type="float">
            <text:p>17.4339106678963</text:p>
          </table:table-cell>
          <table:table-cell office:value-type="float" office:value="8.00843238830566" calcext:value-type="float">
            <text:p>8.00843238830566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1180973413128" calcext:value-type="float">
            <text:p>0.971180973413128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6" calcext:value-type="float">
            <text:p>26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70276008492569" calcext:value-type="float">
            <text:p>0.970276008492569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4522292993631" calcext:value-type="float">
            <text:p>0.974522292993631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0.968860580325548" calcext:value-type="float">
            <text:p>0.968860580325548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1711456859972" calcext:value-type="float">
            <text:p>0.97171145685997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958981612447" calcext:value-type="float">
            <text:p>0.96958981612447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74558303886926" calcext:value-type="float">
            <text:p>0.974558303886926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243816254417" calcext:value-type="float">
            <text:p>0.97243816254417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67491166077738" calcext:value-type="float">
            <text:p>0.967491166077738</text:p>
          </table:table-cell>
          <table:table-cell office:value-type="float" office:value="0.94658625737952" calcext:value-type="float">
            <text:p>0.94658625737952</text:p>
          </table:table-cell>
          <table:table-cell office:value-type="float" office:value="1.11637681552948" calcext:value-type="float">
            <text:p>1.11637681552948</text:p>
          </table:table-cell>
          <table:table-cell office:value-type="float" office:value="0.0191034696543797" calcext:value-type="float">
            <text:p>0.01910346965438</text:p>
          </table:table-cell>
          <table:table-cell office:value-type="float" office:value="0.00241822145762002" calcext:value-type="float">
            <text:p>0.00241822145762</text:p>
          </table:table-cell>
        </table:table-row>
        <table:table-row table:style-name="ro1">
          <table:table-cell office:value-type="float" office:value="17.8786988854408" calcext:value-type="float">
            <text:p>17.8786988854408</text:p>
          </table:table-cell>
          <table:table-cell office:value-type="float" office:value="7.40023136138916" calcext:value-type="float">
            <text:p>7.40023136138916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2418972731118" calcext:value-type="float">
            <text:p>0.972418972731118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6" calcext:value-type="float">
            <text:p>26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74522292993631" calcext:value-type="float">
            <text:p>0.974522292993631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723991507431" calcext:value-type="float">
            <text:p>0.9723991507431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723991507431" calcext:value-type="float">
            <text:p>0.9723991507431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4540311173974" calcext:value-type="float">
            <text:p>0.974540311173974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6958981612447" calcext:value-type="float">
            <text:p>0.96958981612447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71731448763251" calcext:value-type="float">
            <text:p>0.971731448763251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7243816254417" calcext:value-type="float">
            <text:p>0.97243816254417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71731448763251" calcext:value-type="float">
            <text:p>0.971731448763251</text:p>
          </table:table-cell>
          <table:table-cell office:value-type="float" office:value="0.525718462591869" calcext:value-type="float">
            <text:p>0.525718462591869</text:p>
          </table:table-cell>
          <table:table-cell office:value-type="float" office:value="1.09239138150134" calcext:value-type="float">
            <text:p>1.09239138150134</text:p>
          </table:table-cell>
          <table:table-cell office:value-type="float" office:value="0.0201902516708346" calcext:value-type="float">
            <text:p>0.020190251670835</text:p>
          </table:table-cell>
          <table:table-cell office:value-type="float" office:value="0.0014947697358166" calcext:value-type="float">
            <text:p>0.001494769735817</text:p>
          </table:table-cell>
        </table:table-row>
        <table:table-row table:style-name="ro1">
          <table:table-cell office:value-type="float" office:value="18.8663738667965" calcext:value-type="float">
            <text:p>18.8663738667965</text:p>
          </table:table-cell>
          <table:table-cell office:value-type="float" office:value="6.49603649973869" calcext:value-type="float">
            <text:p>6.4960364997386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2860668755764" calcext:value-type="float">
            <text:p>0.972860668755764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6" calcext:value-type="float">
            <text:p>26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723991507431" calcext:value-type="float">
            <text:p>0.9723991507431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5937721160651" calcext:value-type="float">
            <text:p>0.975937721160651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0.970276008492569" calcext:value-type="float">
            <text:p>0.970276008492569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3125884016973" calcext:value-type="float">
            <text:p>0.973125884016973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2418670438472" calcext:value-type="float">
            <text:p>0.972418670438472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75265017667845" calcext:value-type="float">
            <text:p>0.975265017667845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3851590106007" calcext:value-type="float">
            <text:p>0.973851590106007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69611307420495" calcext:value-type="float">
            <text:p>0.969611307420495</text:p>
          </table:table-cell>
          <table:table-cell office:value-type="float" office:value="0.760679937573173" calcext:value-type="float">
            <text:p>0.760679937573173</text:p>
          </table:table-cell>
          <table:table-cell office:value-type="float" office:value="1.12583373182643" calcext:value-type="float">
            <text:p>1.12583373182643</text:p>
          </table:table-cell>
          <table:table-cell office:value-type="float" office:value="0.0191034696543797" calcext:value-type="float">
            <text:p>0.01910346965438</text:p>
          </table:table-cell>
          <table:table-cell office:value-type="float" office:value="0.00205999358622711" calcext:value-type="float">
            <text:p>0.002059993586227</text:p>
          </table:table-cell>
        </table:table-row>
        <table:table-row table:style-name="ro1">
          <table:table-cell office:value-type="float" office:value="43.2950056493282" calcext:value-type="float">
            <text:p>43.2950056493282</text:p>
          </table:table-cell>
          <table:table-cell office:value-type="float" office:value="12.366106569767" calcext:value-type="float">
            <text:p>12.36610656976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4540489047796" calcext:value-type="float">
            <text:p>0.974540489047796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00" calcext:value-type="float">
            <text:p>16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6" calcext:value-type="float">
            <text:p>26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381457891012" calcext:value-type="float">
            <text:p>0.97381457891012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5230007077141" calcext:value-type="float">
            <text:p>0.975230007077141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74522292993631" calcext:value-type="float">
            <text:p>0.974522292993631</text:p>
          </table:table-cell>
          <table:table-cell office:value-type="float" office:value="0.915841584158416" calcext:value-type="float">
            <text:p>0.915841584158416</text:p>
          </table:table-cell>
          <table:table-cell office:value-type="float" office:value="0.976661951909477" calcext:value-type="float">
            <text:p>0.976661951909477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4540311173974" calcext:value-type="float">
            <text:p>0.974540311173974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74558303886926" calcext:value-type="float">
            <text:p>0.974558303886926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3851590106007" calcext:value-type="float">
            <text:p>0.973851590106007</text:p>
          </table:table-cell>
          <table:table-cell office:value-type="float" office:value="0.955223880597015" calcext:value-type="float">
            <text:p>0.955223880597015</text:p>
          </table:table-cell>
          <table:table-cell office:value-type="float" office:value="0.973144876325088" calcext:value-type="float">
            <text:p>0.973144876325088</text:p>
          </table:table-cell>
          <table:table-cell office:value-type="float" office:value="14.5971705471867" calcext:value-type="float">
            <text:p>14.5971705471867</text:p>
          </table:table-cell>
          <table:table-cell office:value-type="float" office:value="9.56055988977564" calcext:value-type="float">
            <text:p>9.56055988977564</text:p>
          </table:table-cell>
          <table:table-cell office:value-type="float" office:value="0.0227247482950001" calcext:value-type="float">
            <text:p>0.022724748295</text:p>
          </table:table-cell>
          <table:table-cell office:value-type="float" office:value="0.000995361142661482" calcext:value-type="float">
            <text:p>0.000995361142661</text:p>
          </table:table-cell>
        </table:table-row>
        <table:table-row table:style-name="ro1">
          <table:table-cell office:value-type="float" office:value="20.9177936017513" calcext:value-type="float">
            <text:p>20.9177936017513</text:p>
          </table:table-cell>
          <table:table-cell office:value-type="float" office:value="7.32151427865028" calcext:value-type="float">
            <text:p>7.32151427865028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4186507233502" calcext:value-type="float">
            <text:p>0.974186507233502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4" calcext:value-type="float">
            <text:p>34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7381457891012" calcext:value-type="float">
            <text:p>0.97381457891012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5937721160651" calcext:value-type="float">
            <text:p>0.975937721160651</text:p>
          </table:table-cell>
          <table:table-cell office:value-type="float" office:value="0.990147783251232" calcext:value-type="float">
            <text:p>0.990147783251232</text:p>
          </table:table-cell>
          <table:table-cell office:value-type="float" office:value="0.9723991507431" calcext:value-type="float">
            <text:p>0.9723991507431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71711456859972" calcext:value-type="float">
            <text:p>0.971711456859972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76678445229682" calcext:value-type="float">
            <text:p>0.976678445229682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75265017667845" calcext:value-type="float">
            <text:p>0.975265017667845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7243816254417" calcext:value-type="float">
            <text:p>0.97243816254417</text:p>
          </table:table-cell>
          <table:table-cell office:value-type="float" office:value="2.267447210714" calcext:value-type="float">
            <text:p>2.267447210714</text:p>
          </table:table-cell>
          <table:table-cell office:value-type="float" office:value="1.36589179930324" calcext:value-type="float">
            <text:p>1.36589179930324</text:p>
          </table:table-cell>
          <table:table-cell office:value-type="float" office:value="0.0227345682173086" calcext:value-type="float">
            <text:p>0.022734568217309</text:p>
          </table:table-cell>
          <table:table-cell office:value-type="float" office:value="0.00173497138066258" calcext:value-type="float">
            <text:p>0.001734971380663</text:p>
          </table:table-cell>
        </table:table-row>
        <table:table-row table:style-name="ro1">
          <table:table-cell office:value-type="float" office:value="18.5674688220024" calcext:value-type="float">
            <text:p>18.5674688220024</text:p>
          </table:table-cell>
          <table:table-cell office:value-type="float" office:value="1.34595382213593" calcext:value-type="float">
            <text:p>1.34595382213593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1867228353196" calcext:value-type="float">
            <text:p>0.991867228353196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6000" calcext:value-type="float">
            <text:p>6000</text:p>
          </table:table-cell>
          <table:table-cell office:value-type="float" office:value="34" calcext:value-type="float">
            <text:p>34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91507430997877" calcext:value-type="float">
            <text:p>0.991507430997877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92215145081387" calcext:value-type="float">
            <text:p>0.992215145081387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92922859164897" calcext:value-type="float">
            <text:p>0.9929228591648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2220650636492" calcext:value-type="float">
            <text:p>0.99222065063649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91513437057992" calcext:value-type="float">
            <text:p>0.991513437057992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91519434628975" calcext:value-type="float">
            <text:p>0.991519434628975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90812720848056" calcext:value-type="float">
            <text:p>0.990812720848056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92226148409894" calcext:value-type="float">
            <text:p>0.992226148409894</text:p>
          </table:table-cell>
          <table:table-cell office:value-type="float" office:value="1.03152021237864" calcext:value-type="float">
            <text:p>1.03152021237864</text:p>
          </table:table-cell>
          <table:table-cell office:value-type="float" office:value="0.158084931461524" calcext:value-type="float">
            <text:p>0.158084931461524</text:p>
          </table:table-cell>
          <table:table-cell office:value-type="float" office:value="0.0174884979599138" calcext:value-type="float">
            <text:p>0.017488497959914</text:p>
          </table:table-cell>
          <table:table-cell office:value-type="float" office:value="0.000609989994616606" calcext:value-type="float">
            <text:p>0.000609989994617</text:p>
          </table:table-cell>
        </table:table-row>
        <table:table-row table:style-name="ro1">
          <table:table-cell office:value-type="float" office:value="21.2320848107338" calcext:value-type="float">
            <text:p>21.2320848107338</text:p>
          </table:table-cell>
          <table:table-cell office:value-type="float" office:value="1.79933536052704" calcext:value-type="float">
            <text:p>1.79933536052704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1690362395445" calcext:value-type="float">
            <text:p>0.991690362395445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6000" calcext:value-type="float">
            <text:p>6000</text:p>
          </table:table-cell>
          <table:table-cell office:value-type="float" office:value="34" calcext:value-type="float">
            <text:p>34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91507430997877" calcext:value-type="float">
            <text:p>0.991507430997877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92215145081387" calcext:value-type="float">
            <text:p>0.992215145081387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92215145081387" calcext:value-type="float">
            <text:p>0.99221514508138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1513437057992" calcext:value-type="float">
            <text:p>0.99151343705799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91513437057992" calcext:value-type="float">
            <text:p>0.991513437057992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91519434628975" calcext:value-type="float">
            <text:p>0.991519434628975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90812720848056" calcext:value-type="float">
            <text:p>0.990812720848056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92226148409894" calcext:value-type="float">
            <text:p>0.992226148409894</text:p>
          </table:table-cell>
          <table:table-cell office:value-type="float" office:value="1.00876649515386" calcext:value-type="float">
            <text:p>1.00876649515386</text:p>
          </table:table-cell>
          <table:table-cell office:value-type="float" office:value="0.190345499810467" calcext:value-type="float">
            <text:p>0.190345499810467</text:p>
          </table:table-cell>
          <table:table-cell office:value-type="float" office:value="0.0174884979599138" calcext:value-type="float">
            <text:p>0.017488497959914</text:p>
          </table:table-cell>
          <table:table-cell office:value-type="float" office:value="0.000465483676075674" calcext:value-type="float">
            <text:p>0.000465483676076</text:p>
          </table:table-cell>
        </table:table-row>
        <table:table-row table:style-name="ro1">
          <table:table-cell office:value-type="float" office:value="36.0762472450733" calcext:value-type="float">
            <text:p>36.0762472450733</text:p>
          </table:table-cell>
          <table:table-cell office:value-type="float" office:value="13.8978044986725" calcext:value-type="float">
            <text:p>13.8978044986725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4894158488601" calcext:value-type="float">
            <text:p>0.974894158488601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34" calcext:value-type="float">
            <text:p>34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74522292993631" calcext:value-type="float">
            <text:p>0.974522292993631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5230007077141" calcext:value-type="float">
            <text:p>0.975230007077141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75230007077141" calcext:value-type="float">
            <text:p>0.975230007077141</text:p>
          </table:table-cell>
          <table:table-cell office:value-type="float" office:value="0.915841584158416" calcext:value-type="float">
            <text:p>0.915841584158416</text:p>
          </table:table-cell>
          <table:table-cell office:value-type="float" office:value="0.977369165487977" calcext:value-type="float">
            <text:p>0.977369165487977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74540311173974" calcext:value-type="float">
            <text:p>0.974540311173974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75265017667845" calcext:value-type="float">
            <text:p>0.975265017667845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4558303886926" calcext:value-type="float">
            <text:p>0.974558303886926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7243816254417" calcext:value-type="float">
            <text:p>0.97243816254417</text:p>
          </table:table-cell>
          <table:table-cell office:value-type="float" office:value="20.4947574375322" calcext:value-type="float">
            <text:p>20.4947574375322</text:p>
          </table:table-cell>
          <table:table-cell office:value-type="float" office:value="13.2544353640846" calcext:value-type="float">
            <text:p>13.2544353640846</text:p>
          </table:table-cell>
          <table:table-cell office:value-type="float" office:value="0.0217509691311383" calcext:value-type="float">
            <text:p>0.021750969131138</text:p>
          </table:table-cell>
          <table:table-cell office:value-type="float" office:value="0.00126969440159766" calcext:value-type="float">
            <text:p>0.001269694401598</text:p>
          </table:table-cell>
        </table:table-row>
        <table:table-row table:style-name="ro1">
          <table:table-cell office:value-type="float" office:value="20.1819801032543" calcext:value-type="float">
            <text:p>20.1819801032543</text:p>
          </table:table-cell>
          <table:table-cell office:value-type="float" office:value="10.0615208148956" calcext:value-type="float">
            <text:p>10.0615208148956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71092509152689" calcext:value-type="float">
            <text:p>0.971092509152689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00" calcext:value-type="float">
            <text:p>16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38" calcext:value-type="float">
            <text:p>38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7169143665959" calcext:value-type="float">
            <text:p>0.97169143665959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169143665959" calcext:value-type="float">
            <text:p>0.97169143665959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0.969568294409059" calcext:value-type="float">
            <text:p>0.969568294409059</text:p>
          </table:table-cell>
          <table:table-cell office:value-type="float" office:value="0.915841584158416" calcext:value-type="float">
            <text:p>0.915841584158416</text:p>
          </table:table-cell>
          <table:table-cell office:value-type="float" office:value="0.971711456859972" calcext:value-type="float">
            <text:p>0.97171145685997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958981612447" calcext:value-type="float">
            <text:p>0.96958981612447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71731448763251" calcext:value-type="float">
            <text:p>0.971731448763251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243816254417" calcext:value-type="float">
            <text:p>0.97243816254417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70318021201413" calcext:value-type="float">
            <text:p>0.970318021201413</text:p>
          </table:table-cell>
          <table:table-cell office:value-type="float" office:value="1.23976760458594" calcext:value-type="float">
            <text:p>1.23976760458594</text:p>
          </table:table-cell>
          <table:table-cell office:value-type="float" office:value="0.496579533051467" calcext:value-type="float">
            <text:p>0.496579533051467</text:p>
          </table:table-cell>
          <table:table-cell office:value-type="float" office:value="0.0201188240173963" calcext:value-type="float">
            <text:p>0.020118824017396</text:p>
          </table:table-cell>
          <table:table-cell office:value-type="float" office:value="0.00103081884718976" calcext:value-type="float">
            <text:p>0.00103081884719</text:p>
          </table:table-cell>
        </table:table-row>
        <table:table-row table:style-name="ro1">
          <table:table-cell office:value-type="float" office:value="21.5566864311695" calcext:value-type="float">
            <text:p>21.5566864311695</text:p>
          </table:table-cell>
          <table:table-cell office:value-type="float" office:value="2.30854192376137" calcext:value-type="float">
            <text:p>2.30854192376137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160202317283" calcext:value-type="float">
            <text:p>0.99160202317283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office:value-type="float" office:value="39" calcext:value-type="float">
            <text:p>39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90092002830856" calcext:value-type="float">
            <text:p>0.990092002830856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92215145081387" calcext:value-type="float">
            <text:p>0.992215145081387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93630573248407" calcext:value-type="float">
            <text:p>0.99363057324840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2220650636492" calcext:value-type="float">
            <text:p>0.99222065063649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90806223479491" calcext:value-type="float">
            <text:p>0.990806223479491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90106007067138" calcext:value-type="float">
            <text:p>0.990106007067138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92226148409894" calcext:value-type="float">
            <text:p>0.992226148409894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91519434628975" calcext:value-type="float">
            <text:p>0.991519434628975</text:p>
          </table:table-cell>
          <table:table-cell office:value-type="float" office:value="0.90779606612538" calcext:value-type="float">
            <text:p>0.90779606612538</text:p>
          </table:table-cell>
          <table:table-cell office:value-type="float" office:value="0.212201705631426" calcext:value-type="float">
            <text:p>0.212201705631426</text:p>
          </table:table-cell>
          <table:table-cell office:value-type="float" office:value="0.0183906746064491" calcext:value-type="float">
            <text:p>0.018390674606449</text:p>
          </table:table-cell>
          <table:table-cell office:value-type="float" office:value="0.00114135389863178" calcext:value-type="float">
            <text:p>0.001141353898632</text:p>
          </table:table-cell>
        </table:table-row>
        <table:table-row table:style-name="ro1">
          <table:table-cell office:value-type="float" office:value="62.9193662405014" calcext:value-type="float">
            <text:p>62.9193662405014</text:p>
          </table:table-cell>
          <table:table-cell office:value-type="float" office:value="1.72631314396858" calcext:value-type="float">
            <text:p>1.72631314396858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91336817992464" calcext:value-type="float">
            <text:p>0.991336817992464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10000" calcext:value-type="float">
            <text:p>10000</text:p>
          </table:table-cell>
          <table:table-cell office:value-type="float" office:value="40" calcext:value-type="float">
            <text:p>40</text:p>
          </table:table-cell>
          <table:table-cell office:value-type="float" office:value="0.9064039408867" calcext:value-type="float">
            <text:p>0.9064039408867</text:p>
          </table:table-cell>
          <table:table-cell office:value-type="float" office:value="0.990092002830856" calcext:value-type="float">
            <text:p>0.990092002830856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91507430997877" calcext:value-type="float">
            <text:p>0.991507430997877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93630573248407" calcext:value-type="float">
            <text:p>0.99363057324840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2220650636492" calcext:value-type="float">
            <text:p>0.99222065063649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89399293286219" calcext:value-type="float">
            <text:p>0.989399293286219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92932862190813" calcext:value-type="float">
            <text:p>0.992932862190813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90812720848056" calcext:value-type="float">
            <text:p>0.990812720848056</text:p>
          </table:table-cell>
          <table:table-cell office:value-type="float" office:value="44.624835702351" calcext:value-type="float">
            <text:p>44.624835702351</text:p>
          </table:table-cell>
          <table:table-cell office:value-type="float" office:value="0.24439679280862" calcext:value-type="float">
            <text:p>0.24439679280862</text:p>
          </table:table-cell>
          <table:table-cell office:value-type="float" office:value="0.0192606672458402" calcext:value-type="float">
            <text:p>0.01926066724584</text:p>
          </table:table-cell>
          <table:table-cell office:value-type="float" office:value="0.00140220151277775" calcext:value-type="float">
            <text:p>0.001402201512778</text:p>
          </table:table-cell>
        </table:table-row>
        <table:table-row table:style-name="ro1">
          <table:table-cell office:value-type="float" office:value="20.6887456178665" calcext:value-type="float">
            <text:p>20.6887456178665</text:p>
          </table:table-cell>
          <table:table-cell office:value-type="float" office:value="1.84241461753845" calcext:value-type="float">
            <text:p>1.84241461753845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80021146327811" calcext:value-type="float">
            <text:p>0.980021146327811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00" calcext:value-type="float">
            <text:p>1600</text:p>
          </table:table-cell>
          <table:table-cell office:value-type="float" office:value="6000" calcext:value-type="float">
            <text:p>6000</text:p>
          </table:table-cell>
          <table:table-cell office:value-type="float" office:value="40" calcext:value-type="float">
            <text:p>40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78768577494692" calcext:value-type="float">
            <text:p>0.978768577494692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8060863411182" calcext:value-type="float">
            <text:p>0.978060863411182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82307147912244" calcext:value-type="float">
            <text:p>0.982307147912244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80905233380481" calcext:value-type="float">
            <text:p>0.980905233380481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80918727915194" calcext:value-type="float">
            <text:p>0.980918727915194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79505300353357" calcext:value-type="float">
            <text:p>0.979505300353357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79505300353357" calcext:value-type="float">
            <text:p>0.979505300353357</text:p>
          </table:table-cell>
          <table:table-cell office:value-type="float" office:value="1.12869245087776" calcext:value-type="float">
            <text:p>1.12869245087776</text:p>
          </table:table-cell>
          <table:table-cell office:value-type="float" office:value="0.198035157947014" calcext:value-type="float">
            <text:p>0.198035157947014</text:p>
          </table:table-cell>
          <table:table-cell office:value-type="float" office:value="0.0168647728097054" calcext:value-type="float">
            <text:p>0.016864772809706</text:p>
          </table:table-cell>
          <table:table-cell office:value-type="float" office:value="0.00126432699618463" calcext:value-type="float">
            <text:p>0.001264326996185</text:p>
          </table:table-cell>
        </table:table-row>
        <table:table-row table:style-name="ro1">
          <table:table-cell office:value-type="float" office:value="17.5912385582924" calcext:value-type="float">
            <text:p>17.5912385582924</text:p>
          </table:table-cell>
          <table:table-cell office:value-type="float" office:value="1.72565445303917" calcext:value-type="float">
            <text:p>1.72565445303917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82143100409515" calcext:value-type="float">
            <text:p>0.982143100409515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office:value-type="float" office:value="10000" calcext:value-type="float">
            <text:p>10000</text:p>
          </table:table-cell>
          <table:table-cell office:value-type="float" office:value="42" calcext:value-type="float">
            <text:p>42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80184005661713" calcext:value-type="float">
            <text:p>0.980184005661713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80184005661713" calcext:value-type="float">
            <text:p>0.980184005661713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86553432413305" calcext:value-type="float">
            <text:p>0.98655343241330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83026874115983" calcext:value-type="float">
            <text:p>0.983026874115983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83026874115983" calcext:value-type="float">
            <text:p>0.983026874115983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80212014134276" calcext:value-type="float">
            <text:p>0.980212014134276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83745583038869" calcext:value-type="float">
            <text:p>0.983745583038869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80212014134276" calcext:value-type="float">
            <text:p>0.980212014134276</text:p>
          </table:table-cell>
          <table:table-cell office:value-type="float" office:value="0.351002536222309" calcext:value-type="float">
            <text:p>0.351002536222309</text:p>
          </table:table-cell>
          <table:table-cell office:value-type="float" office:value="0.217634476372392" calcext:value-type="float">
            <text:p>0.217634476372392</text:p>
          </table:table-cell>
          <table:table-cell office:value-type="float" office:value="0.0190291107624144" calcext:value-type="float">
            <text:p>0.019029110762414</text:p>
          </table:table-cell>
          <table:table-cell office:value-type="float" office:value="0.00219986885279823" calcext:value-type="float">
            <text:p>0.002199868852798</text:p>
          </table:table-cell>
        </table:table-row>
        <table:table-row table:style-name="ro1">
          <table:table-cell office:value-type="float" office:value="17.724350810051" calcext:value-type="float">
            <text:p>17.724350810051</text:p>
          </table:table-cell>
          <table:table-cell office:value-type="float" office:value="1.39211758971214" calcext:value-type="float">
            <text:p>1.39211758971214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80021208890937" calcext:value-type="float">
            <text:p>0.980021208890937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office:value-type="float" office:value="6000" calcext:value-type="float">
            <text:p>6000</text:p>
          </table:table-cell>
          <table:table-cell office:value-type="float" office:value="43" calcext:value-type="float">
            <text:p>43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78768577494692" calcext:value-type="float">
            <text:p>0.978768577494692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8060863411182" calcext:value-type="float">
            <text:p>0.978060863411182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83014861995754" calcext:value-type="float">
            <text:p>0.983014861995754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949080622348" calcext:value-type="float">
            <text:p>0.97949080622348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80905233380481" calcext:value-type="float">
            <text:p>0.980905233380481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80918727915194" calcext:value-type="float">
            <text:p>0.980918727915194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9505300353357" calcext:value-type="float">
            <text:p>0.979505300353357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79505300353357" calcext:value-type="float">
            <text:p>0.979505300353357</text:p>
          </table:table-cell>
          <table:table-cell office:value-type="float" office:value="1.07792397468279" calcext:value-type="float">
            <text:p>1.07792397468279</text:p>
          </table:table-cell>
          <table:table-cell office:value-type="float" office:value="0.138156148082241" calcext:value-type="float">
            <text:p>0.138156148082241</text:p>
          </table:table-cell>
          <table:table-cell office:value-type="float" office:value="0.0167973112333261" calcext:value-type="float">
            <text:p>0.016797311233326</text:p>
          </table:table-cell>
          <table:table-cell office:value-type="float" office:value="0.00144804560752555" calcext:value-type="float">
            <text:p>0.001448045607526</text:p>
          </table:table-cell>
        </table:table-row>
        <table:table-row table:style-name="ro1">
          <table:table-cell office:value-type="float" office:value="20.5151079297066" calcext:value-type="float">
            <text:p>20.5151079297066</text:p>
          </table:table-cell>
          <table:table-cell office:value-type="float" office:value="2.06708160042763" calcext:value-type="float">
            <text:p>2.06708160042763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82143100409515" calcext:value-type="float">
            <text:p>0.982143100409515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office:value-type="float" office:value="43" calcext:value-type="float">
            <text:p>43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80184005661713" calcext:value-type="float">
            <text:p>0.980184005661713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80184005661713" calcext:value-type="float">
            <text:p>0.980184005661713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86553432413305" calcext:value-type="float">
            <text:p>0.98655343241330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83026874115983" calcext:value-type="float">
            <text:p>0.983026874115983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83026874115983" calcext:value-type="float">
            <text:p>0.983026874115983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80212014134276" calcext:value-type="float">
            <text:p>0.980212014134276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82332155477032" calcext:value-type="float">
            <text:p>0.982332155477032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81625441696113" calcext:value-type="float">
            <text:p>0.981625441696113</text:p>
          </table:table-cell>
          <table:table-cell office:value-type="float" office:value="0.78009043006686" calcext:value-type="float">
            <text:p>0.78009043006686</text:p>
          </table:table-cell>
          <table:table-cell office:value-type="float" office:value="0.26119256659262" calcext:value-type="float">
            <text:p>0.26119256659262</text:p>
          </table:table-cell>
          <table:table-cell office:value-type="float" office:value="0.0195483846433918" calcext:value-type="float">
            <text:p>0.019548384643392</text:p>
          </table:table-cell>
          <table:table-cell office:value-type="float" office:value="0.00202243823571973" calcext:value-type="float">
            <text:p>0.00202243823572</text:p>
          </table:table-cell>
        </table:table-row>
        <table:table-row table:style-name="ro1">
          <table:table-cell office:value-type="float" office:value="17.5084141492844" calcext:value-type="float">
            <text:p>17.5084141492844</text:p>
          </table:table-cell>
          <table:table-cell office:value-type="float" office:value="1.39038094878197" calcext:value-type="float">
            <text:p>1.39038094878197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57037134214005" calcext:value-type="float">
            <text:p>0.957037134214005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office:value-type="float" office:value="10000" calcext:value-type="float">
            <text:p>10000</text:p>
          </table:table-cell>
          <table:table-cell office:value-type="float" office:value="45" calcext:value-type="float">
            <text:p>45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59660297239915" calcext:value-type="float">
            <text:p>0.959660297239915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58244869072894" calcext:value-type="float">
            <text:p>0.958244869072894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56121726822364" calcext:value-type="float">
            <text:p>0.956121726822364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8274398868458" calcext:value-type="float">
            <text:p>0.958274398868458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54031117397454" calcext:value-type="float">
            <text:p>0.954031117397454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4770318021201" calcext:value-type="float">
            <text:p>0.954770318021201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8303886925795" calcext:value-type="float">
            <text:p>0.958303886925795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56890459363958" calcext:value-type="float">
            <text:p>0.956890459363958</text:p>
          </table:table-cell>
          <table:table-cell office:value-type="float" office:value="0.968930374068744" calcext:value-type="float">
            <text:p>0.968930374068744</text:p>
          </table:table-cell>
          <table:table-cell office:value-type="float" office:value="0.245877633432971" calcext:value-type="float">
            <text:p>0.245877633432971</text:p>
          </table:table-cell>
          <table:table-cell office:value-type="float" office:value="0.0199779084842217" calcext:value-type="float">
            <text:p>0.019977908484222</text:p>
          </table:table-cell>
          <table:table-cell office:value-type="float" office:value="0.00182034237732621" calcext:value-type="float">
            <text:p>0.001820342377326</text:p>
          </table:table-cell>
        </table:table-row>
        <table:table-row table:style-name="ro1">
          <table:table-cell office:value-type="float" office:value="20.302323371172" calcext:value-type="float">
            <text:p>20.302323371172</text:p>
          </table:table-cell>
          <table:table-cell office:value-type="float" office:value="2.16991490125656" calcext:value-type="float">
            <text:p>2.16991490125656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57832874792928" calcext:value-type="float">
            <text:p>0.957832874792928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office:value-type="float" office:value="46" calcext:value-type="float">
            <text:p>46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60368011323425" calcext:value-type="float">
            <text:p>0.960368011323425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60368011323425" calcext:value-type="float">
            <text:p>0.960368011323425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56121726822364" calcext:value-type="float">
            <text:p>0.956121726822364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8981612446959" calcext:value-type="float">
            <text:p>0.958981612446959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6890459363958" calcext:value-type="float">
            <text:p>0.956890459363958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8303886925795" calcext:value-type="float">
            <text:p>0.958303886925795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56183745583039" calcext:value-type="float">
            <text:p>0.956183745583039</text:p>
          </table:table-cell>
          <table:table-cell office:value-type="float" office:value="1.02594480542628" calcext:value-type="float">
            <text:p>1.02594480542628</text:p>
          </table:table-cell>
          <table:table-cell office:value-type="float" office:value="0.327767666156811" calcext:value-type="float">
            <text:p>0.327767666156811</text:p>
          </table:table-cell>
          <table:table-cell office:value-type="float" office:value="0.0196222263469937" calcext:value-type="float">
            <text:p>0.019622226346994</text:p>
          </table:table-cell>
          <table:table-cell office:value-type="float" office:value="0.00182450103178867" calcext:value-type="float">
            <text:p>0.001824501031789</text:p>
          </table:table-cell>
        </table:table-row>
        <table:table-row table:style-name="ro1">
          <table:table-cell office:value-type="float" office:value="18.0105708539486" calcext:value-type="float">
            <text:p>18.0105708539486</text:p>
          </table:table-cell>
          <table:table-cell office:value-type="float" office:value="2.27947503328323" calcext:value-type="float">
            <text:p>2.2794750332832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5721393760863" calcext:value-type="float">
            <text:p>0.95721393760863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office:value-type="float" office:value="46" calcext:value-type="float">
            <text:p>46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58244869072894" calcext:value-type="float">
            <text:p>0.958244869072894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59660297239915" calcext:value-type="float">
            <text:p>0.959660297239915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56121726822364" calcext:value-type="float">
            <text:p>0.956121726822364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8981612446959" calcext:value-type="float">
            <text:p>0.958981612446959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4738330975955" calcext:value-type="float">
            <text:p>0.954738330975955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547703180212" calcext:value-type="float">
            <text:p>0.95547703180212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9010600706714" calcext:value-type="float">
            <text:p>0.959010600706714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5547703180212" calcext:value-type="float">
            <text:p>0.95547703180212</text:p>
          </table:table-cell>
          <table:table-cell office:value-type="float" office:value="0.536629689631027" calcext:value-type="float">
            <text:p>0.536629689631027</text:p>
          </table:table-cell>
          <table:table-cell office:value-type="float" office:value="0.302046550907962" calcext:value-type="float">
            <text:p>0.302046550907962</text:p>
          </table:table-cell>
          <table:table-cell office:value-type="float" office:value="0.0197562516709281" calcext:value-type="float">
            <text:p>0.019756251670928</text:p>
          </table:table-cell>
          <table:table-cell office:value-type="float" office:value="0.00182877704745639" calcext:value-type="float">
            <text:p>0.001828777047456</text:p>
          </table:table-cell>
        </table:table-row>
        <table:table-row table:style-name="ro1">
          <table:table-cell office:value-type="float" office:value="16.0403994321823" calcext:value-type="float">
            <text:p>16.0403994321823</text:p>
          </table:table-cell>
          <table:table-cell office:value-type="float" office:value="1.63226580619812" calcext:value-type="float">
            <text:p>1.63226580619812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51732905480428" calcext:value-type="float">
            <text:p>0.951732905480428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10000" calcext:value-type="float">
            <text:p>10000</text:p>
          </table:table-cell>
          <table:table-cell office:value-type="float" office:value="48" calcext:value-type="float">
            <text:p>48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54706298655343" calcext:value-type="float">
            <text:p>0.954706298655343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53998584571833" calcext:value-type="float">
            <text:p>0.953998584571833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49752300070771" calcext:value-type="float">
            <text:p>0.949752300070771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4978783592645" calcext:value-type="float">
            <text:p>0.94978783592645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4978783592645" calcext:value-type="float">
            <text:p>0.94978783592645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1236749116608" calcext:value-type="float">
            <text:p>0.951236749116608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51943462897526" calcext:value-type="float">
            <text:p>0.951943462897526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52650176678445" calcext:value-type="float">
            <text:p>0.952650176678445</text:p>
          </table:table-cell>
          <table:table-cell office:value-type="float" office:value="0.462575208324341" calcext:value-type="float">
            <text:p>0.462575208324341</text:p>
          </table:table-cell>
          <table:table-cell office:value-type="float" office:value="0.193996329379787" calcext:value-type="float">
            <text:p>0.193996329379787</text:p>
          </table:table-cell>
          <table:table-cell office:value-type="float" office:value="0.0202969116772303" calcext:value-type="float">
            <text:p>0.02029691167723</text:p>
          </table:table-cell>
          <table:table-cell office:value-type="float" office:value="0.0018233091365775" calcext:value-type="float">
            <text:p>0.001823309136578</text:p>
          </table:table-cell>
        </table:table-row>
        <table:table-row table:style-name="ro1">
          <table:table-cell office:value-type="float" office:value="15.6762568950653" calcext:value-type="float">
            <text:p>15.6762568950653</text:p>
          </table:table-cell>
          <table:table-cell office:value-type="float" office:value="1.55564200878143" calcext:value-type="float">
            <text:p>1.55564200878143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52175101567942" calcext:value-type="float">
            <text:p>0.952175101567942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office:value-type="float" office:value="10000" calcext:value-type="float">
            <text:p>10000</text:p>
          </table:table-cell>
          <table:table-cell office:value-type="float" office:value="48" calcext:value-type="float">
            <text:p>48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54706298655343" calcext:value-type="float">
            <text:p>0.954706298655343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56121726822364" calcext:value-type="float">
            <text:p>0.956121726822364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49044585987261" calcext:value-type="float">
            <text:p>0.949044585987261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3323903818953" calcext:value-type="float">
            <text:p>0.953323903818953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49080622347949" calcext:value-type="float">
            <text:p>0.949080622347949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0530035335689" calcext:value-type="float">
            <text:p>0.950530035335689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2650176678445" calcext:value-type="float">
            <text:p>0.952650176678445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51943462897526" calcext:value-type="float">
            <text:p>0.951943462897526</text:p>
          </table:table-cell>
          <table:table-cell office:value-type="float" office:value="0.431013088139934" calcext:value-type="float">
            <text:p>0.431013088139934</text:p>
          </table:table-cell>
          <table:table-cell office:value-type="float" office:value="0.261520332364694" calcext:value-type="float">
            <text:p>0.261520332364694</text:p>
          </table:table-cell>
          <table:table-cell office:value-type="float" office:value="0.0196792944908561" calcext:value-type="float">
            <text:p>0.019679294490856</text:p>
          </table:table-cell>
          <table:table-cell office:value-type="float" office:value="0.00238914423467486" calcext:value-type="float">
            <text:p>0.002389144234675</text:p>
          </table:table-cell>
        </table:table-row>
        <table:table-row table:style-name="ro1">
          <table:table-cell office:value-type="float" office:value="18.6436333358288" calcext:value-type="float">
            <text:p>18.6436333358288</text:p>
          </table:table-cell>
          <table:table-cell office:value-type="float" office:value="2.2003153860569" calcext:value-type="float">
            <text:p>2.2003153860569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5217510165637" calcext:value-type="float">
            <text:p>0.95217510165637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office:value-type="float" office:value="48" calcext:value-type="float">
            <text:p>48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56121726822364" calcext:value-type="float">
            <text:p>0.956121726822364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55414012738854" calcext:value-type="float">
            <text:p>0.955414012738854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49044585987261" calcext:value-type="float">
            <text:p>0.949044585987261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1202263083451" calcext:value-type="float">
            <text:p>0.951202263083451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4978783592645" calcext:value-type="float">
            <text:p>0.94978783592645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1236749116608" calcext:value-type="float">
            <text:p>0.951236749116608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2650176678445" calcext:value-type="float">
            <text:p>0.952650176678445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51943462897526" calcext:value-type="float">
            <text:p>0.951943462897526</text:p>
          </table:table-cell>
          <table:table-cell office:value-type="float" office:value="1.23947566400531" calcext:value-type="float">
            <text:p>1.23947566400531</text:p>
          </table:table-cell>
          <table:table-cell office:value-type="float" office:value="0.330786864263853" calcext:value-type="float">
            <text:p>0.330786864263853</text:p>
          </table:table-cell>
          <table:table-cell office:value-type="float" office:value="0.0196792944908561" calcext:value-type="float">
            <text:p>0.019679294490856</text:p>
          </table:table-cell>
          <table:table-cell office:value-type="float" office:value="0.00233644586899398" calcext:value-type="float">
            <text:p>0.002336445868994</text:p>
          </table:table-cell>
        </table:table-row>
        <table:table-row table:style-name="ro1">
          <table:table-cell office:value-type="float" office:value="18.9691722393036" calcext:value-type="float">
            <text:p>18.9691722393036</text:p>
          </table:table-cell>
          <table:table-cell office:value-type="float" office:value="1.44593939185143" calcext:value-type="float">
            <text:p>1.44593939185143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56418072080312" calcext:value-type="float">
            <text:p>0.956418072080312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6000" calcext:value-type="float">
            <text:p>6000</text:p>
          </table:table-cell>
          <table:table-cell office:value-type="float" office:value="48" calcext:value-type="float">
            <text:p>48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56121726822364" calcext:value-type="float">
            <text:p>0.956121726822364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60368011323425" calcext:value-type="float">
            <text:p>0.960368011323425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54706298655343" calcext:value-type="float">
            <text:p>0.954706298655343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6859971711457" calcext:value-type="float">
            <text:p>0.956859971711457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3323903818953" calcext:value-type="float">
            <text:p>0.953323903818953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57597173144876" calcext:value-type="float">
            <text:p>0.957597173144876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5547703180212" calcext:value-type="float">
            <text:p>0.95547703180212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56890459363958" calcext:value-type="float">
            <text:p>0.956890459363958</text:p>
          </table:table-cell>
          <table:table-cell office:value-type="float" office:value="1.20429299949503" calcext:value-type="float">
            <text:p>1.20429299949503</text:p>
          </table:table-cell>
          <table:table-cell office:value-type="float" office:value="0.295807167440602" calcext:value-type="float">
            <text:p>0.295807167440602</text:p>
          </table:table-cell>
          <table:table-cell office:value-type="float" office:value="0.0179823738801394" calcext:value-type="float">
            <text:p>0.01798237388014</text:p>
          </table:table-cell>
          <table:table-cell office:value-type="float" office:value="0.00196494742867383" calcext:value-type="float">
            <text:p>0.001964947428674</text:p>
          </table:table-cell>
        </table:table-row>
        <table:table-row table:style-name="ro1">
          <table:table-cell office:value-type="float" office:value="18.0054599642754" calcext:value-type="float">
            <text:p>18.0054599642754</text:p>
          </table:table-cell>
          <table:table-cell office:value-type="float" office:value="1.47160801291466" calcext:value-type="float">
            <text:p>1.47160801291466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57567669612561" calcext:value-type="float">
            <text:p>0.957567669612561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10000" calcext:value-type="float">
            <text:p>10000</text:p>
          </table:table-cell>
          <table:table-cell office:value-type="float" office:value="52" calcext:value-type="float">
            <text:p>52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60368011323425" calcext:value-type="float">
            <text:p>0.960368011323425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59660297239915" calcext:value-type="float">
            <text:p>0.959660297239915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56121726822364" calcext:value-type="float">
            <text:p>0.956121726822364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8274398868458" calcext:value-type="float">
            <text:p>0.958274398868458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6183745583039" calcext:value-type="float">
            <text:p>0.956183745583039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59010600706714" calcext:value-type="float">
            <text:p>0.959010600706714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5547703180212" calcext:value-type="float">
            <text:p>0.95547703180212</text:p>
          </table:table-cell>
          <table:table-cell office:value-type="float" office:value="0.971307119197559" calcext:value-type="float">
            <text:p>0.971307119197559</text:p>
          </table:table-cell>
          <table:table-cell office:value-type="float" office:value="0.20739008556148" calcext:value-type="float">
            <text:p>0.20739008556148</text:p>
          </table:table-cell>
          <table:table-cell office:value-type="float" office:value="0.0202030670670935" calcext:value-type="float">
            <text:p>0.020203067067094</text:p>
          </table:table-cell>
          <table:table-cell office:value-type="float" office:value="0.00186019817347113" calcext:value-type="float">
            <text:p>0.001860198173471</text:p>
          </table:table-cell>
        </table:table-row>
        <table:table-row table:style-name="ro1">
          <table:table-cell office:value-type="float" office:value="22.9111115336418" calcext:value-type="float">
            <text:p>22.9111115336418</text:p>
          </table:table-cell>
          <table:table-cell office:value-type="float" office:value="1.54455351829529" calcext:value-type="float">
            <text:p>1.54455351829529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56152554172743" calcext:value-type="float">
            <text:p>0.956152554172743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6000" calcext:value-type="float">
            <text:p>6000</text:p>
          </table:table-cell>
          <table:table-cell office:value-type="float" office:value="52" calcext:value-type="float">
            <text:p>52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56121726822364" calcext:value-type="float">
            <text:p>0.956121726822364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58244869072894" calcext:value-type="float">
            <text:p>0.958244869072894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53290870488323" calcext:value-type="float">
            <text:p>0.953290870488323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6859971711457" calcext:value-type="float">
            <text:p>0.956859971711457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4738330975955" calcext:value-type="float">
            <text:p>0.954738330975955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7597173144876" calcext:value-type="float">
            <text:p>0.957597173144876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547703180212" calcext:value-type="float">
            <text:p>0.95547703180212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56890459363958" calcext:value-type="float">
            <text:p>0.956890459363958</text:p>
          </table:table-cell>
          <table:table-cell office:value-type="float" office:value="3.40459457964068" calcext:value-type="float">
            <text:p>3.40459457964068</text:p>
          </table:table-cell>
          <table:table-cell office:value-type="float" office:value="0.131185067951426" calcext:value-type="float">
            <text:p>0.131185067951426</text:p>
          </table:table-cell>
          <table:table-cell office:value-type="float" office:value="0.0204552200821094" calcext:value-type="float">
            <text:p>0.020455220082109</text:p>
          </table:table-cell>
          <table:table-cell office:value-type="float" office:value="0.00150649389395127" calcext:value-type="float">
            <text:p>0.001506493893951</text:p>
          </table:table-cell>
        </table:table-row>
        <table:table-row table:style-name="ro1">
          <table:table-cell office:value-type="float" office:value="17.8154050111771" calcext:value-type="float">
            <text:p>17.8154050111771</text:p>
          </table:table-cell>
          <table:table-cell office:value-type="float" office:value="2.14354199171066" calcext:value-type="float">
            <text:p>2.14354199171066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51997672895768" calcext:value-type="float">
            <text:p>0.951997672895768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office:value-type="float" office:value="54" calcext:value-type="float">
            <text:p>54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53290870488323" calcext:value-type="float">
            <text:p>0.953290870488323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54706298655343" calcext:value-type="float">
            <text:p>0.954706298655343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47629157820241" calcext:value-type="float">
            <text:p>0.947629157820241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1909476661952" calcext:value-type="float">
            <text:p>0.951909476661952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2650176678445" calcext:value-type="float">
            <text:p>0.952650176678445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52650176678445" calcext:value-type="float">
            <text:p>0.952650176678445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52650176678445" calcext:value-type="float">
            <text:p>0.952650176678445</text:p>
          </table:table-cell>
          <table:table-cell office:value-type="float" office:value="0.372321020842687" calcext:value-type="float">
            <text:p>0.372321020842687</text:p>
          </table:table-cell>
          <table:table-cell office:value-type="float" office:value="0.206367755529274" calcext:value-type="float">
            <text:p>0.206367755529274</text:p>
          </table:table-cell>
          <table:table-cell office:value-type="float" office:value="0.020519951480104" calcext:value-type="float">
            <text:p>0.020519951480104</text:p>
          </table:table-cell>
          <table:table-cell office:value-type="float" office:value="0.00198858859098136" calcext:value-type="float">
            <text:p>0.001988588590981</text:p>
          </table:table-cell>
        </table:table-row>
        <table:table-row table:style-name="ro1">
          <table:table-cell office:value-type="float" office:value="18.7681355774403" calcext:value-type="float">
            <text:p>18.7681355774403</text:p>
          </table:table-cell>
          <table:table-cell office:value-type="float" office:value="1.1395800113678" calcext:value-type="float">
            <text:p>1.1395800113678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55799134984443" calcext:value-type="float">
            <text:p>0.955799134984443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office:value-type="float" office:value="6000" calcext:value-type="float">
            <text:p>6000</text:p>
          </table:table-cell>
          <table:table-cell office:value-type="float" office:value="54" calcext:value-type="float">
            <text:p>54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56121726822364" calcext:value-type="float">
            <text:p>0.956121726822364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58244869072894" calcext:value-type="float">
            <text:p>0.958244869072894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54706298655343" calcext:value-type="float">
            <text:p>0.954706298655343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2616690240453" calcext:value-type="float">
            <text:p>0.952616690240453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6890459363958" calcext:value-type="float">
            <text:p>0.956890459363958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56183745583039" calcext:value-type="float">
            <text:p>0.956183745583039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56183745583039" calcext:value-type="float">
            <text:p>0.956183745583039</text:p>
          </table:table-cell>
          <table:table-cell office:value-type="float" office:value="3.30716229328736" calcext:value-type="float">
            <text:p>3.30716229328736</text:p>
          </table:table-cell>
          <table:table-cell office:value-type="float" office:value="0.108956105903817" calcext:value-type="float">
            <text:p>0.108956105903817</text:p>
          </table:table-cell>
          <table:table-cell office:value-type="float" office:value="0.0188970601968178" calcext:value-type="float">
            <text:p>0.018897060196818</text:p>
          </table:table-cell>
          <table:table-cell office:value-type="float" office:value="0.00154190597292221" calcext:value-type="float">
            <text:p>0.001541905972922</text:p>
          </table:table-cell>
        </table:table-row>
        <table:table-row table:style-name="ro1">
          <table:table-cell office:value-type="float" office:value="18.0893026292324" calcext:value-type="float">
            <text:p>18.0893026292324</text:p>
          </table:table-cell>
          <table:table-cell office:value-type="float" office:value="1.698520809412" calcext:value-type="float">
            <text:p>1.69852080941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55799009858191" calcext:value-type="float">
            <text:p>0.955799009858191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00" calcext:value-type="float">
            <text:p>1600</text:p>
          </table:table-cell>
          <table:table-cell office:value-type="float" office:value="6000" calcext:value-type="float">
            <text:p>6000</text:p>
          </table:table-cell>
          <table:table-cell office:value-type="float" office:value="56" calcext:value-type="float">
            <text:p>56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56121726822364" calcext:value-type="float">
            <text:p>0.956121726822364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57537154989384" calcext:value-type="float">
            <text:p>0.957537154989384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53998584571833" calcext:value-type="float">
            <text:p>0.953998584571833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6152758132956" calcext:value-type="float">
            <text:p>0.956152758132956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3323903818953" calcext:value-type="float">
            <text:p>0.953323903818953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6183745583039" calcext:value-type="float">
            <text:p>0.956183745583039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6183745583039" calcext:value-type="float">
            <text:p>0.956183745583039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56890459363958" calcext:value-type="float">
            <text:p>0.956890459363958</text:p>
          </table:table-cell>
          <table:table-cell office:value-type="float" office:value="0.870529979462685" calcext:value-type="float">
            <text:p>0.870529979462685</text:p>
          </table:table-cell>
          <table:table-cell office:value-type="float" office:value="0.191028477358964" calcext:value-type="float">
            <text:p>0.191028477358964</text:p>
          </table:table-cell>
          <table:table-cell office:value-type="float" office:value="0.0189453093023287" calcext:value-type="float">
            <text:p>0.018945309302329</text:p>
          </table:table-cell>
          <table:table-cell office:value-type="float" office:value="0.00132784688851773" calcext:value-type="float">
            <text:p>0.001327846888518</text:p>
          </table:table-cell>
        </table:table-row>
        <table:table-row table:style-name="ro1">
          <table:table-cell office:value-type="float" office:value="18.3901692926884" calcext:value-type="float">
            <text:p>18.3901692926884</text:p>
          </table:table-cell>
          <table:table-cell office:value-type="float" office:value="1.81144705414772" calcext:value-type="float">
            <text:p>1.81144705414772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51113780518324" calcext:value-type="float">
            <text:p>0.951113780518324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6000" calcext:value-type="float">
            <text:p>6000</text:p>
          </table:table-cell>
          <table:table-cell office:value-type="float" office:value="57" calcext:value-type="float">
            <text:p>57</text:p>
          </table:table-cell>
          <table:table-cell office:value-type="float" office:value="0.9064039408867" calcext:value-type="float">
            <text:p>0.9064039408867</text:p>
          </table:table-cell>
          <table:table-cell office:value-type="float" office:value="0.951875442321302" calcext:value-type="float">
            <text:p>0.951875442321302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51875442321302" calcext:value-type="float">
            <text:p>0.951875442321302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49044585987261" calcext:value-type="float">
            <text:p>0.949044585987261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1909476661952" calcext:value-type="float">
            <text:p>0.95190947666195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1236749116608" calcext:value-type="float">
            <text:p>0.951236749116608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0530035335689" calcext:value-type="float">
            <text:p>0.950530035335689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51943462897526" calcext:value-type="float">
            <text:p>0.951943462897526</text:p>
          </table:table-cell>
          <table:table-cell office:value-type="float" office:value="0.900067331914032" calcext:value-type="float">
            <text:p>0.900067331914032</text:p>
          </table:table-cell>
          <table:table-cell office:value-type="float" office:value="0.192455256471017" calcext:value-type="float">
            <text:p>0.192455256471017</text:p>
          </table:table-cell>
          <table:table-cell office:value-type="float" office:value="0.020776709562636" calcext:value-type="float">
            <text:p>0.020776709562636</text:p>
          </table:table-cell>
          <table:table-cell office:value-type="float" office:value="0.000968377276444946" calcext:value-type="float">
            <text:p>0.000968377276445</text:p>
          </table:table-cell>
        </table:table-row>
        <table:table-row table:style-name="ro1">
          <table:table-cell office:value-type="float" office:value="14.7019423544407" calcext:value-type="float">
            <text:p>14.7019423544407</text:p>
          </table:table-cell>
          <table:table-cell office:value-type="float" office:value="1.2864171564579" calcext:value-type="float">
            <text:p>1.2864171564579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51644191055913" calcext:value-type="float">
            <text:p>0.951644191055913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6000" calcext:value-type="float">
            <text:p>6000</text:p>
          </table:table-cell>
          <table:table-cell office:value-type="float" office:value="58" calcext:value-type="float">
            <text:p>58</text:p>
          </table:table-cell>
          <table:table-cell office:value-type="float" office:value="0.9064039408867" calcext:value-type="float">
            <text:p>0.9064039408867</text:p>
          </table:table-cell>
          <table:table-cell office:value-type="float" office:value="0.951875442321302" calcext:value-type="float">
            <text:p>0.951875442321302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53998584571833" calcext:value-type="float">
            <text:p>0.953998584571833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49752300070771" calcext:value-type="float">
            <text:p>0.949752300070771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1909476661952" calcext:value-type="float">
            <text:p>0.951909476661952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49080622347949" calcext:value-type="float">
            <text:p>0.949080622347949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1943462897526" calcext:value-type="float">
            <text:p>0.951943462897526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50530035335689" calcext:value-type="float">
            <text:p>0.950530035335689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54063604240283" calcext:value-type="float">
            <text:p>0.954063604240283</text:p>
          </table:table-cell>
          <table:table-cell office:value-type="float" office:value="0.652481086062513" calcext:value-type="float">
            <text:p>0.652481086062513</text:p>
          </table:table-cell>
          <table:table-cell office:value-type="float" office:value="0.0792356375978648" calcext:value-type="float">
            <text:p>0.079235637597865</text:p>
          </table:table-cell>
          <table:table-cell office:value-type="float" office:value="0.0201596971767391" calcext:value-type="float">
            <text:p>0.020159697176739</text:p>
          </table:table-cell>
          <table:table-cell office:value-type="float" office:value="0.00169567925951614" calcext:value-type="float">
            <text:p>0.001695679259516</text:p>
          </table:table-cell>
        </table:table-row>
        <table:table-row table:style-name="ro1">
          <table:table-cell office:value-type="float" office:value="16.0231149792671" calcext:value-type="float">
            <text:p>16.0231149792671</text:p>
          </table:table-cell>
          <table:table-cell office:value-type="float" office:value="1.39161732792854" calcext:value-type="float">
            <text:p>1.39161732792854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51467950110425" calcext:value-type="float">
            <text:p>0.951467950110425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office:value-type="float" office:value="6000" calcext:value-type="float">
            <text:p>6000</text:p>
          </table:table-cell>
          <table:table-cell office:value-type="float" office:value="58" calcext:value-type="float">
            <text:p>58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52583156404812" calcext:value-type="float">
            <text:p>0.952583156404812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55414012738854" calcext:value-type="float">
            <text:p>0.955414012738854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49044585987261" calcext:value-type="float">
            <text:p>0.949044585987261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2616690240453" calcext:value-type="float">
            <text:p>0.952616690240453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4982332155477" calcext:value-type="float">
            <text:p>0.94982332155477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50530035335689" calcext:value-type="float">
            <text:p>0.950530035335689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51236749116608" calcext:value-type="float">
            <text:p>0.951236749116608</text:p>
          </table:table-cell>
          <table:table-cell office:value-type="float" office:value="0.970448717158557" calcext:value-type="float">
            <text:p>0.970448717158557</text:p>
          </table:table-cell>
          <table:table-cell office:value-type="float" office:value="0.105154857351371" calcext:value-type="float">
            <text:p>0.105154857351371</text:p>
          </table:table-cell>
          <table:table-cell office:value-type="float" office:value="0.0198549755149047" calcext:value-type="float">
            <text:p>0.019854975514905</text:p>
          </table:table-cell>
          <table:table-cell office:value-type="float" office:value="0.00189049826780907" calcext:value-type="float">
            <text:p>0.001890498267809</text:p>
          </table:table-cell>
        </table:table-row>
        <table:table-row table:style-name="ro1">
          <table:table-cell office:value-type="float" office:value="18.5564583539963" calcext:value-type="float">
            <text:p>18.5564583539963</text:p>
          </table:table-cell>
          <table:table-cell office:value-type="float" office:value="1.76731517910957" calcext:value-type="float">
            <text:p>1.76731517910957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51555914131139" calcext:value-type="float">
            <text:p>0.951555914131139</text:p>
          </table:table-cell>
          <table:table-cell office:value-type="string" calcext:value-type="string">
            <text:p>ExtraTreesClassifier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00" calcext:value-type="float">
            <text:p>1600</text:p>
          </table:table-cell>
          <table:table-cell office:value-type="float" office:value="6000" calcext:value-type="float">
            <text:p>6000</text:p>
          </table:table-cell>
          <table:table-cell office:value-type="float" office:value="58" calcext:value-type="float">
            <text:p>58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52583156404812" calcext:value-type="float">
            <text:p>0.952583156404812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52583156404812" calcext:value-type="float">
            <text:p>0.952583156404812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49044585987261" calcext:value-type="float">
            <text:p>0.949044585987261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4031117397454" calcext:value-type="float">
            <text:p>0.954031117397454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4982332155477" calcext:value-type="float">
            <text:p>0.94982332155477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2650176678445" calcext:value-type="float">
            <text:p>0.952650176678445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51236749116608" calcext:value-type="float">
            <text:p>0.951236749116608</text:p>
          </table:table-cell>
          <table:table-cell office:value-type="float" office:value="1.1380928633508" calcext:value-type="float">
            <text:p>1.1380928633508</text:p>
          </table:table-cell>
          <table:table-cell office:value-type="float" office:value="0.214041805483363" calcext:value-type="float">
            <text:p>0.214041805483363</text:p>
          </table:table-cell>
          <table:table-cell office:value-type="float" office:value="0.0190531332612343" calcext:value-type="float">
            <text:p>0.019053133261234</text:p>
          </table:table-cell>
          <table:table-cell office:value-type="float" office:value="0.00157996998599567" calcext:value-type="float">
            <text:p>0.001579969985996</text:p>
          </table:table-cell>
        </table:table-row>
      </table:table>
      <table:named-expressions/>
      <table:database-ranges>
        <table:database-range table:name="__Anonymous_Sheet_DB__0" table:target-range-address="search_results_5.A1:search_results_5.AF61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5T06:15:22.542230213</dc:date>
    <meta:editing-duration>PT2M24S</meta:editing-duration>
    <meta:editing-cycles>1</meta:editing-cycles>
    <meta:document-statistic meta:table-count="1" meta:cell-count="1932" meta:object-count="0"/>
    <meta:generator>LibreOffice/5.2.7.2$Linux_X86_64 LibreOffice_project/20m0$Build-2</meta:generator>
  </office:meta>
</office:document-meta>
</file>